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0"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2" style:family="paragraph" style:parent-style-name="Standard">
      <style:paragraph-properties style:line-height-at-least="0.503cm"/>
      <style:text-properties fo:color="#6a9955" loext:opacity="100%" style:font-name="Droid Sans Mono" fo:font-size="10.5pt" fo:font-weight="normal" fo:background-color="#1e1e1e"/>
    </style:style>
    <style:style style:name="P23" style:family="paragraph" style:parent-style-name="Standard">
      <style:paragraph-properties style:line-height-at-least="0.503cm"/>
      <style:text-properties fo:color="#6a9955" loext:opacity="100%" style:font-name="Droid Sans Mono" fo:font-size="10.5pt" fo:font-weight="normal" fo:background-color="#1f1f1f"/>
    </style:style>
    <style:style style:name="P24"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5"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8" style:family="paragraph" style:parent-style-name="Standard">
      <style:paragraph-properties style:line-height-at-least="0.503cm"/>
    </style:style>
    <style:style style:name="P29" style:family="paragraph" style:parent-style-name="Standard">
      <style:paragraph-properties fo:margin-top="0cm" fo:margin-bottom="0.499cm" style:contextual-spacing="false" style:line-height-at-least="0.503cm"/>
    </style:style>
    <style:style style:name="P30" style:family="paragraph" style:parent-style-name="Preformatted_20_Text">
      <style:text-properties officeooo:rsid="00113808" officeooo:paragraph-rsid="00113808"/>
    </style:style>
    <style:style style:name="P31" style:family="paragraph" style:parent-style-name="Standard">
      <style:text-properties officeooo:rsid="00113808" officeooo:paragraph-rsid="00113808"/>
    </style:style>
    <style:style style:name="P32" style:family="paragraph" style:parent-style-name="Standard">
      <style:text-properties officeooo:paragraph-rsid="000e5027"/>
    </style:style>
    <style:style style:name="P33"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4"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5"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6"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7" style:family="paragraph" style:parent-style-name="Standard">
      <style:text-properties fo:font-size="12pt" fo:font-weight="normal" officeooo:paragraph-rsid="0084685d"/>
    </style:style>
    <style:style style:name="P38" style:family="paragraph" style:parent-style-name="Text_20_body">
      <style:text-properties fo:font-size="12pt" fo:font-weight="normal" officeooo:paragraph-rsid="008ef4ad"/>
    </style:style>
    <style:style style:name="P39"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2"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49"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2"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5"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6"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officeooo:rsid="00d964f9" officeooo:paragraph-rsid="00d964f9" style:font-size-asian="10.5pt" style:font-size-complex="12pt"/>
    </style:style>
    <style:style style:name="P62"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63"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64" style:family="paragraph" style:parent-style-name="Heading_20_1">
      <style:text-properties fo:font-size="16pt" style:font-size-asian="16pt" style:font-size-complex="16pt"/>
    </style:style>
    <style:style style:name="P65" style:family="paragraph" style:parent-style-name="Heading_20_1">
      <style:text-properties fo:font-size="16pt" officeooo:rsid="0073738c" officeooo:paragraph-rsid="0073738c" style:font-size-asian="16pt" style:font-size-complex="16pt"/>
    </style:style>
    <style:style style:name="P66" style:family="paragraph" style:parent-style-name="Heading_20_1">
      <style:text-properties fo:font-size="16pt" officeooo:rsid="00d8368c" style:font-size-asian="16pt" style:font-size-complex="16pt"/>
    </style:style>
    <style:style style:name="P67" style:family="paragraph" style:parent-style-name="Heading_20_1">
      <style:text-properties fo:font-size="16pt" officeooo:rsid="00d964f9" officeooo:paragraph-rsid="00d964f9" style:font-size-asian="16pt" style:font-size-complex="16pt"/>
    </style:style>
    <style:style style:name="P68" style:family="paragraph" style:parent-style-name="Heading_20_1">
      <style:text-properties fo:font-size="16pt" fo:font-style="normal" officeooo:rsid="003dc6c9" style:font-size-asian="16pt" style:font-style-asian="normal" style:font-size-complex="16pt" style:font-style-complex="normal"/>
    </style:style>
    <style:style style:name="P69"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0"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71"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72"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73"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74"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75"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76"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77"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8"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9"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0"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81"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82"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83"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84"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85"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86"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87"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88"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89"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0"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91"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92" style:family="paragraph" style:parent-style-name="Standard">
      <style:paragraph-properties style:line-height-at-least="0.503cm"/>
      <style:text-properties fo:color="#cccccc" loext:opacity="100%" style:font-name="Droid Sans Mono" fo:font-size="10.5pt" fo:font-weight="normal" fo:background-color="#1f1f1f"/>
    </style:style>
    <style:style style:name="P93" style:family="paragraph" style:parent-style-name="Standard">
      <style:text-properties fo:color="#cccccc" loext:opacity="100%" style:font-name="Droid Sans Mono" fo:font-size="10.5pt" fo:font-weight="normal" fo:background-color="#1f1f1f" style:font-size-asian="12pt" style:font-size-complex="12pt"/>
    </style:style>
    <style:style style:name="P94" style:family="paragraph" style:parent-style-name="Standard">
      <style:text-properties fo:color="#cccccc" loext:opacity="100%" style:font-name="Droid Sans Mono" fo:font-size="10.5pt" fo:font-weight="normal" officeooo:rsid="0041edce" officeooo:paragraph-rsid="0043999f" fo:background-color="#1f1f1f"/>
    </style:style>
    <style:style style:name="P95"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96"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97" style:family="paragraph" style:parent-style-name="Standard">
      <style:text-properties fo:color="#cccccc" loext:opacity="100%" style:font-name="Droid Sans Mono" fo:font-size="10.5pt" fo:font-weight="normal" officeooo:rsid="00728bfa" officeooo:paragraph-rsid="00728bfa" fo:background-color="#1f1f1f"/>
    </style:style>
    <style:style style:name="P98" style:family="paragraph" style:parent-style-name="Standard">
      <style:text-properties fo:color="#cccccc" loext:opacity="100%" style:font-name="Droid Sans Mono" fo:font-size="10.5pt" fo:font-weight="normal" officeooo:rsid="00728bfa" officeooo:paragraph-rsid="0074b0e6" fo:background-color="#1f1f1f"/>
    </style:style>
    <style:style style:name="P99"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0" style:family="paragraph" style:parent-style-name="Standard">
      <style:text-properties fo:color="#cccccc" loext:opacity="100%" style:font-name="Droid Sans Mono" fo:font-size="10.5pt" fo:font-weight="normal" officeooo:rsid="0080d450" officeooo:paragraph-rsid="0080d450" fo:background-color="#1f1f1f"/>
    </style:style>
    <style:style style:name="P101" style:family="paragraph" style:parent-style-name="Standard">
      <style:text-properties fo:color="#cccccc" loext:opacity="100%" style:font-name="Droid Sans Mono" fo:font-size="10.5pt" fo:font-weight="normal" officeooo:paragraph-rsid="0084685d" fo:background-color="#1f1f1f"/>
    </style:style>
    <style:style style:name="P102"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03"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04"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05"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06"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07"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08"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09"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0" style:family="paragraph" style:parent-style-name="Text_20_body">
      <style:text-properties officeooo:rsid="0041edce"/>
    </style:style>
    <style:style style:name="P111" style:family="paragraph" style:parent-style-name="Text_20_body">
      <style:text-properties officeooo:rsid="0041edce" officeooo:paragraph-rsid="0043999f"/>
    </style:style>
    <style:style style:name="P112" style:family="paragraph" style:parent-style-name="Standard">
      <style:text-properties officeooo:rsid="00728bfa" officeooo:paragraph-rsid="00728bfa"/>
    </style:style>
    <style:style style:name="P113" style:family="paragraph" style:parent-style-name="Standard">
      <style:text-properties officeooo:rsid="00728bfa" officeooo:paragraph-rsid="0074b0e6"/>
    </style:style>
    <style:style style:name="P114" style:family="paragraph" style:parent-style-name="Standard">
      <style:text-properties officeooo:paragraph-rsid="0073738c"/>
    </style:style>
    <style:style style:name="P115" style:family="paragraph" style:parent-style-name="Standard">
      <style:text-properties officeooo:rsid="0074b0e6" officeooo:paragraph-rsid="0074b0e6"/>
    </style:style>
    <style:style style:name="P116" style:family="paragraph" style:parent-style-name="Standard">
      <style:text-properties officeooo:rsid="0080d450" officeooo:paragraph-rsid="0080d450"/>
    </style:style>
    <style:style style:name="P117" style:family="paragraph" style:parent-style-name="Standard">
      <style:text-properties fo:font-style="normal" officeooo:rsid="0080d450" officeooo:paragraph-rsid="0080d450" style:font-style-asian="normal" style:font-style-complex="normal"/>
    </style:style>
    <style:style style:name="P118" style:family="paragraph" style:parent-style-name="Standard">
      <style:text-properties fo:font-style="normal" officeooo:rsid="0082871f" officeooo:paragraph-rsid="0082871f" style:font-style-asian="normal" style:font-style-complex="normal"/>
    </style:style>
    <style:style style:name="P119" style:family="paragraph" style:parent-style-name="Standard">
      <style:text-properties fo:font-style="normal" officeooo:rsid="0084685d" officeooo:paragraph-rsid="0084685d" style:font-style-asian="normal" style:font-style-complex="normal"/>
    </style:style>
    <style:style style:name="P120" style:family="paragraph" style:parent-style-name="Standard">
      <style:paragraph-properties style:line-height-at-least="0.503cm"/>
      <style:text-properties fo:color="#ce9178" loext:opacity="100%" style:font-name="Droid Sans Mono" fo:font-size="10.5pt" fo:font-weight="normal" fo:background-color="#1f1f1f"/>
    </style:style>
    <style:style style:name="P121" style:family="paragraph" style:parent-style-name="Standard">
      <style:paragraph-properties style:line-height-at-least="0.503cm"/>
      <style:text-properties fo:color="#b5cea8" loext:opacity="100%" style:font-name="Droid Sans Mono" fo:font-size="10.5pt" fo:font-weight="normal" fo:background-color="#1f1f1f"/>
    </style:style>
    <style:style style:name="P122" style:family="paragraph" style:parent-style-name="Text_20_body">
      <style:text-properties officeooo:rsid="00d8368c"/>
    </style:style>
    <style:style style:name="P123" style:family="paragraph" style:parent-style-name="Text_20_body">
      <style:text-properties officeooo:rsid="00d964f9" officeooo:paragraph-rsid="00d964f9"/>
    </style:style>
    <style:style style:name="P124" style:family="paragraph" style:parent-style-name="Heading_20_1">
      <style:text-properties fo:font-size="16pt" officeooo:rsid="00e3f3e3" officeooo:paragraph-rsid="00e3f3e3" style:font-size-asian="16pt" style:font-size-complex="16pt"/>
    </style:style>
    <style:style style:name="P125" style:family="paragraph" style:parent-style-name="Standard">
      <style:text-properties fo:font-size="12pt" officeooo:rsid="00e3f3e3" officeooo:paragraph-rsid="00ec3545" style:font-size-asian="10.5pt" style:font-size-complex="12pt"/>
    </style:style>
    <style:style style:name="P126" style:family="paragraph" style:parent-style-name="Standard">
      <style:paragraph-properties style:line-height-at-least="0.503cm"/>
      <style:text-properties fo:color="#cccccc" loext:opacity="100%" style:font-name="Droid Sans Mono" fo:font-size="10.5pt" fo:font-weight="normal" fo:background-color="#1f1f1f"/>
    </style:style>
    <style:style style:name="P127"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128" style:family="paragraph" style:parent-style-name="Standard">
      <style:paragraph-properties style:line-height-at-least="0.503cm"/>
      <style:text-properties fo:color="#d4d4d4" loext:opacity="100%" style:font-name="Droid Sans Mono" fo:font-size="10.5pt" fo:font-weight="normal" fo:background-color="#1f1f1f"/>
    </style:style>
    <style:style style:name="P129" style:family="paragraph" style:parent-style-name="Standard">
      <style:paragraph-properties style:line-height-at-least="0.503cm"/>
    </style:style>
    <style:style style:name="P130" style:family="paragraph" style:parent-style-name="Text_20_body">
      <style:text-properties fo:font-size="12pt" officeooo:rsid="00d964f9" officeooo:paragraph-rsid="00d964f9" style:font-size-asian="10.5pt" style:font-size-complex="12pt"/>
    </style:style>
    <style:style style:name="P131" style:family="paragraph" style:parent-style-name="Text_20_body">
      <style:text-properties fo:font-size="12pt" officeooo:rsid="00e3f3e3" officeooo:paragraph-rsid="00e3f3e3" style:font-size-asian="10.5pt" style:font-size-complex="12pt"/>
    </style:style>
    <style:style style:name="P132" style:family="paragraph" style:parent-style-name="Text_20_body">
      <style:text-properties fo:font-size="12pt" officeooo:rsid="00e3f3e3" officeooo:paragraph-rsid="00ec3545" style:font-size-asian="10.5pt" style:font-size-complex="12pt"/>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ec3545" fo:background-color="#1f1f1f" loext:char-shading-value="0" style:font-weight-asian="normal" style:font-weight-complex="normal"/>
    </style:style>
    <style:style style:name="T10" style:family="text">
      <style:text-properties fo:color="#dcdcaa" loext:opacity="100%" style:font-name="Droid Sans Mono" fo:font-size="10.5pt" fo:background-color="#1f1f1f" loext:char-shading-value="0"/>
    </style:style>
    <style:style style:name="T11" style:family="text">
      <style:text-properties fo:color="#569cd6" loext:opacity="100%"/>
    </style:style>
    <style:style style:name="T12" style:family="text">
      <style:text-properties fo:color="#569cd6" loext:opacity="100%" fo:font-style="normal" style:font-style-asian="normal" style:font-style-complex="normal"/>
    </style:style>
    <style:style style:name="T13" style:family="text">
      <style:text-properties fo:color="#569cd6" loext:opacity="100%" fo:font-style="normal" officeooo:rsid="003dc6c9" style:font-style-asian="normal" style:font-style-complex="normal"/>
    </style:style>
    <style:style style:name="T14" style:family="text">
      <style:text-properties fo:color="#569cd6" loext:opacity="100%" fo:font-style="normal" officeooo:rsid="0050d8f5" style:font-style-asian="normal" style:font-style-complex="normal"/>
    </style:style>
    <style:style style:name="T15" style:family="text">
      <style:text-properties fo:color="#569cd6" loext:opacity="100%" style:font-name="Droid Sans Mono" fo:font-size="10.5pt" fo:font-weight="normal" fo:background-color="#1f1f1f" loext:char-shading-value="0"/>
    </style:style>
    <style:style style:name="T16" style:family="text">
      <style:text-properties fo:color="#569cd6" loext:opacity="100%" style:font-name="Droid Sans Mono" fo:font-size="10.5pt" fo:font-weight="normal" officeooo:rsid="00ec3545" fo:background-color="#1f1f1f" loext:char-shading-value="0" style:font-weight-asian="normal" style:font-weight-complex="normal"/>
    </style:style>
    <style:style style:name="T17" style:family="text">
      <style:text-properties fo:color="#569cd6" loext:opacity="100%" style:font-name="Droid Sans Mono" fo:font-size="10.5pt" fo:background-color="#1f1f1f" loext:char-shading-value="0"/>
    </style:style>
    <style:style style:name="T18" style:family="text">
      <style:text-properties fo:color="#569cd6" loext:opacity="100%" fo:font-size="12pt" fo:font-style="normal" officeooo:rsid="003dc6c9" style:font-size-asian="12pt" style:font-style-asian="normal" style:font-size-complex="12pt" style:font-style-complex="normal"/>
    </style:style>
    <style:style style:name="T19"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20" style:family="text">
      <style:text-properties fo:color="#9cdcfe" loext:opacity="100%"/>
    </style:style>
    <style:style style:name="T21" style:family="text">
      <style:text-properties fo:color="#9cdcfe" loext:opacity="100%" fo:font-style="normal" style:font-style-asian="normal" style:font-style-complex="normal"/>
    </style:style>
    <style:style style:name="T22" style:family="text">
      <style:text-properties fo:color="#9cdcfe" loext:opacity="100%" fo:font-style="normal" officeooo:rsid="003dc6c9" style:font-style-asian="normal" style:font-style-complex="normal"/>
    </style:style>
    <style:style style:name="T23" style:family="text">
      <style:text-properties fo:color="#9cdcfe" loext:opacity="100%" fo:font-size="12pt" fo:font-style="normal" officeooo:rsid="003dc6c9" style:font-size-asian="12pt" style:font-style-asian="normal" style:font-size-complex="12pt" style:font-style-complex="normal"/>
    </style:style>
    <style:style style:name="T24" style:family="text">
      <style:text-properties fo:color="#9cdcfe" loext:opacity="100%" style:font-name="Droid Sans Mono" fo:font-size="10.5pt" fo:font-weight="normal" fo:background-color="#1f1f1f" loext:char-shading-value="0"/>
    </style:style>
    <style:style style:name="T25" style:family="text">
      <style:text-properties fo:color="#9cdcfe" loext:opacity="100%" style:font-name="Droid Sans Mono" fo:font-size="10.5pt" fo:font-weight="normal" officeooo:rsid="00ec3545" fo:background-color="#1f1f1f" loext:char-shading-value="0" style:font-weight-asian="normal" style:font-weight-complex="normal"/>
    </style:style>
    <style:style style:name="T26" style:family="text">
      <style:text-properties fo:color="#9cdcfe" loext:opacity="100%" style:font-name="Droid Sans Mono" fo:font-size="10.5pt" fo:background-color="#1f1f1f" loext:char-shading-value="0"/>
    </style:style>
    <style:style style:name="T27" style:family="text">
      <style:text-properties fo:color="#ce9178" loext:opacity="100%"/>
    </style:style>
    <style:style style:name="T28"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29" style:family="text">
      <style:text-properties fo:color="#ce9178" loext:opacity="100%" style:font-name="Droid Sans Mono" fo:font-size="10.5pt" fo:font-weight="normal" fo:background-color="#1f1f1f" loext:char-shading-value="0"/>
    </style:style>
    <style:style style:name="T30" style:family="text">
      <style:text-properties fo:color="#d7ba7d" loext:opacity="100%"/>
    </style:style>
    <style:style style:name="T31" style:family="text">
      <style:text-properties fo:color="#c586c0" loext:opacity="100%"/>
    </style:style>
    <style:style style:name="T32" style:family="text">
      <style:text-properties fo:color="#4ec9b0" loext:opacity="100%"/>
    </style:style>
    <style:style style:name="T33" style:family="text">
      <style:text-properties fo:color="#4ec9b0" loext:opacity="100%" fo:font-style="normal" officeooo:rsid="003dc6c9" style:font-style-asian="normal" style:font-style-complex="normal"/>
    </style:style>
    <style:style style:name="T34" style:family="text">
      <style:text-properties fo:color="#4ec9b0" loext:opacity="100%" fo:font-size="12pt" fo:font-style="normal" officeooo:rsid="003dc6c9" style:font-size-asian="12pt" style:font-style-asian="normal" style:font-size-complex="12pt" style:font-style-complex="normal"/>
    </style:style>
    <style:style style:name="T35" style:family="text">
      <style:text-properties fo:color="#4ec9b0" loext:opacity="100%" style:font-name="Droid Sans Mono" fo:font-size="10.5pt" fo:font-weight="normal" fo:background-color="#1f1f1f" loext:char-shading-value="0"/>
    </style:style>
    <style:style style:name="T36" style:family="text">
      <style:text-properties fo:color="#4ec9b0" loext:opacity="100%" style:font-name="Droid Sans Mono" fo:font-size="10.5pt" fo:font-weight="normal" officeooo:rsid="00ec3545" fo:background-color="#1f1f1f" loext:char-shading-value="0" style:font-weight-asian="normal" style:font-weight-complex="normal"/>
    </style:style>
    <style:style style:name="T37" style:family="text">
      <style:text-properties fo:color="#4ec9b0" loext:opacity="100%" style:font-name="Droid Sans Mono" fo:font-size="10.5pt" fo:background-color="#1f1f1f" loext:char-shading-value="0"/>
    </style:style>
    <style:style style:name="T38" style:family="text">
      <style:text-properties fo:color="#b5cea8" loext:opacity="100%"/>
    </style:style>
    <style:style style:name="T39" style:family="text">
      <style:text-properties officeooo:rsid="000f991a"/>
    </style:style>
    <style:style style:name="T40" style:family="text">
      <style:text-properties officeooo:rsid="001495c5"/>
    </style:style>
    <style:style style:name="T41" style:family="text">
      <style:text-properties officeooo:rsid="001d02f6"/>
    </style:style>
    <style:style style:name="T42" style:family="text">
      <style:text-properties officeooo:rsid="00227b7b"/>
    </style:style>
    <style:style style:name="T43" style:family="text">
      <style:text-properties officeooo:rsid="00255315"/>
    </style:style>
    <style:style style:name="T44" style:family="text">
      <style:text-properties officeooo:rsid="0029a7b7"/>
    </style:style>
    <style:style style:name="T45" style:family="text">
      <style:text-properties fo:font-variant="normal" fo:text-transform="none" style:font-name="var font-family-monospace" fo:font-size="10.5pt" fo:letter-spacing="normal" fo:font-style="normal" fo:font-weight="normal" loext:padding="0cm" loext:border="none"/>
    </style:style>
    <style:style style:name="T46" style:family="text">
      <style:text-properties fo:font-variant="normal" fo:text-transform="none" fo:color="#0d161b" loext:opacity="100%" fo:letter-spacing="normal"/>
    </style:style>
    <style:style style:name="T47" style:family="text">
      <style:text-properties fo:font-variant="normal" fo:text-transform="none" fo:color="#0d161b" loext:opacity="100%" style:font-name="Inter" fo:letter-spacing="normal" fo:font-style="normal" fo:font-weight="bold"/>
    </style:style>
    <style:style style:name="T48" style:family="text">
      <style:text-properties officeooo:rsid="002b5bca"/>
    </style:style>
    <style:style style:name="T49" style:family="text">
      <style:text-properties officeooo:rsid="002efd1d"/>
    </style:style>
    <style:style style:name="T50" style:family="text">
      <style:text-properties officeooo:rsid="00333a8e"/>
    </style:style>
    <style:style style:name="T51" style:family="text">
      <style:text-properties officeooo:rsid="00361edd"/>
    </style:style>
    <style:style style:name="T52" style:family="text">
      <style:text-properties fo:color="#d4d4d4" loext:opacity="100%"/>
    </style:style>
    <style:style style:name="T53" style:family="text">
      <style:text-properties fo:color="#d4d4d4" loext:opacity="100%" fo:font-style="normal" style:font-style-asian="normal" style:font-style-complex="normal"/>
    </style:style>
    <style:style style:name="T54" style:family="text">
      <style:text-properties fo:color="#d4d4d4" loext:opacity="100%" fo:font-style="normal" officeooo:rsid="003dc6c9" style:font-style-asian="normal" style:font-style-complex="normal"/>
    </style:style>
    <style:style style:name="T55" style:family="text">
      <style:text-properties fo:color="#d4d4d4" loext:opacity="100%" fo:font-size="12pt" fo:font-style="normal" officeooo:rsid="003dc6c9" style:font-size-asian="12pt" style:font-style-asian="normal" style:font-size-complex="12pt" style:font-style-complex="normal"/>
    </style:style>
    <style:style style:name="T56" style:family="text">
      <style:text-properties fo:color="#d4d4d4" loext:opacity="100%" style:font-name="Droid Sans Mono" fo:font-size="10.5pt" fo:font-weight="normal" fo:background-color="#1f1f1f" loext:char-shading-value="0"/>
    </style:style>
    <style:style style:name="T57" style:family="text">
      <style:text-properties fo:color="#d4d4d4" loext:opacity="100%" style:font-name="Droid Sans Mono" fo:font-size="10.5pt" fo:font-weight="normal" officeooo:rsid="00ec3545" fo:background-color="#1f1f1f" loext:char-shading-value="0" style:font-weight-asian="normal" style:font-weight-complex="normal"/>
    </style:style>
    <style:style style:name="T58" style:family="text">
      <style:text-properties fo:color="#d4d4d4" loext:opacity="100%" style:font-name="Droid Sans Mono" fo:font-size="10.5pt" fo:background-color="#1f1f1f" loext:char-shading-value="0"/>
    </style:style>
    <style:style style:name="T59" style:family="text">
      <style:text-properties officeooo:rsid="003dc6c9"/>
    </style:style>
    <style:style style:name="T60" style:family="text">
      <style:text-properties fo:font-style="italic" style:font-style-asian="italic" style:font-style-complex="italic"/>
    </style:style>
    <style:style style:name="T61" style:family="text">
      <style:text-properties fo:font-style="italic" officeooo:rsid="003dc6c9"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officeooo:rsid="003dc6c9" style:font-style-asian="normal" style:font-style-complex="normal"/>
    </style:style>
    <style:style style:name="T64" style:family="text">
      <style:text-properties fo:font-style="normal" officeooo:rsid="004ad7a2" style:font-style-asian="normal" style:font-style-complex="normal"/>
    </style:style>
    <style:style style:name="T65" style:family="text">
      <style:text-properties fo:font-style="normal" officeooo:rsid="0050d8f5" style:font-style-asian="normal" style:font-style-complex="normal"/>
    </style:style>
    <style:style style:name="T66" style:family="text">
      <style:text-properties fo:font-style="normal" officeooo:rsid="00530fbe" style:font-style-asian="normal" style:font-style-complex="normal"/>
    </style:style>
    <style:style style:name="T67" style:family="text">
      <style:text-properties fo:font-style="normal" officeooo:rsid="0054255d" style:font-style-asian="normal" style:font-style-complex="normal"/>
    </style:style>
    <style:style style:name="T68" style:family="text">
      <style:text-properties fo:font-style="normal" officeooo:rsid="00570a2e" style:font-style-asian="normal" style:font-style-complex="normal"/>
    </style:style>
    <style:style style:name="T69" style:family="text">
      <style:text-properties fo:font-style="normal" officeooo:rsid="005d3e89" style:font-style-asian="normal" style:font-style-complex="normal"/>
    </style:style>
    <style:style style:name="T70" style:family="text">
      <style:text-properties fo:font-style="normal" officeooo:rsid="0060d818" style:font-style-asian="normal" style:font-style-complex="normal"/>
    </style:style>
    <style:style style:name="T71" style:family="text">
      <style:text-properties fo:font-style="normal" officeooo:rsid="00982548" style:font-style-asian="normal" style:font-style-complex="normal"/>
    </style:style>
    <style:style style:name="T72" style:family="text">
      <style:text-properties fo:font-style="normal" officeooo:rsid="0084685d" style:font-size-asian="10.5pt" style:font-style-asian="normal" style:font-weight-asian="normal" style:font-size-complex="12pt" style:font-style-complex="normal" style:font-weight-complex="normal"/>
    </style:style>
    <style:style style:name="T73" style:family="text">
      <style:text-properties fo:font-style="normal" officeooo:rsid="008c186c" style:font-size-asian="10.5pt" style:font-style-asian="normal" style:font-weight-asian="normal" style:font-size-complex="12pt" style:font-style-complex="normal" style:font-weight-complex="normal"/>
    </style:style>
    <style:style style:name="T74" style:family="text">
      <style:text-properties fo:font-style="normal" officeooo:rsid="008ef4ad" style:font-size-asian="10.5pt" style:font-style-asian="normal" style:font-weight-asian="normal" style:font-size-complex="12pt" style:font-style-complex="normal" style:font-weight-complex="normal"/>
    </style:style>
    <style:style style:name="T75" style:family="text">
      <style:text-properties fo:font-style="normal" officeooo:rsid="00977a3c" style:font-size-asian="10.5pt" style:font-style-asian="normal" style:font-weight-asian="normal" style:font-size-complex="12pt" style:font-style-complex="normal" style:font-weight-complex="normal"/>
    </style:style>
    <style:style style:name="T76" style:family="text">
      <style:text-properties officeooo:rsid="0041f15e"/>
    </style:style>
    <style:style style:name="T77" style:family="text">
      <style:text-properties officeooo:rsid="0042ba78"/>
    </style:style>
    <style:style style:name="T78" style:family="text">
      <style:text-properties fo:color="#cccccc" loext:opacity="100%" style:font-name="Droid Sans Mono" fo:font-size="10.5pt" fo:font-weight="normal" fo:background-color="#1f1f1f" loext:char-shading-value="0"/>
    </style:style>
    <style:style style:name="T79" style:family="text">
      <style:text-properties officeooo:rsid="0041edce"/>
    </style:style>
    <style:style style:name="T80" style:family="text">
      <style:text-properties fo:font-size="12pt" officeooo:rsid="003dc6c9" style:font-size-asian="12pt" style:font-size-complex="12pt"/>
    </style:style>
    <style:style style:name="T81" style:family="text">
      <style:text-properties fo:font-size="12pt" fo:font-style="italic" officeooo:rsid="003dc6c9" style:font-size-asian="12pt" style:font-style-asian="italic" style:font-size-complex="12pt" style:font-style-complex="italic"/>
    </style:style>
    <style:style style:name="T82" style:family="text">
      <style:text-properties fo:font-size="12pt" fo:font-style="normal" officeooo:rsid="003dc6c9" style:font-size-asian="12pt" style:font-style-asian="normal" style:font-size-complex="12pt" style:font-style-complex="normal"/>
    </style:style>
    <style:style style:name="T83"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84"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85" style:family="text">
      <style:text-properties officeooo:rsid="006f0c25"/>
    </style:style>
    <style:style style:name="T86" style:family="text">
      <style:text-properties officeooo:rsid="0073738c"/>
    </style:style>
    <style:style style:name="T87" style:family="text">
      <style:text-properties officeooo:rsid="00789102"/>
    </style:style>
    <style:style style:name="T88" style:family="text">
      <style:text-properties officeooo:rsid="007b0dd4"/>
    </style:style>
    <style:style style:name="T89" style:family="text">
      <style:text-properties officeooo:rsid="0084685d"/>
    </style:style>
    <style:style style:name="T90" style:family="text">
      <style:text-properties officeooo:rsid="0085ad59"/>
    </style:style>
    <style:style style:name="T91" style:family="text">
      <style:text-properties officeooo:rsid="008c186c"/>
    </style:style>
    <style:style style:name="T92" style:family="text">
      <style:text-properties officeooo:rsid="00917ef4"/>
    </style:style>
    <style:style style:name="T93" style:family="text">
      <style:text-properties officeooo:rsid="00977a3c"/>
    </style:style>
    <style:style style:name="T94" style:family="text">
      <style:text-properties officeooo:rsid="009c01fe"/>
    </style:style>
    <style:style style:name="T95" style:family="text">
      <style:text-properties fo:color="#808080" loext:opacity="100%"/>
    </style:style>
    <style:style style:name="T96" style:family="text">
      <style:text-properties officeooo:rsid="00a0f497"/>
    </style:style>
    <style:style style:name="T97" style:family="text">
      <style:text-properties officeooo:rsid="00a578d0"/>
    </style:style>
    <style:style style:name="T98" style:family="text">
      <style:text-properties officeooo:rsid="00a9b682"/>
    </style:style>
    <style:style style:name="T99" style:family="text">
      <style:text-properties officeooo:rsid="00ab7bea"/>
    </style:style>
    <style:style style:name="T100" style:family="text">
      <style:text-properties officeooo:rsid="00ad2c15"/>
    </style:style>
    <style:style style:name="T101" style:family="text">
      <style:text-properties officeooo:rsid="00b32eb9"/>
    </style:style>
    <style:style style:name="T102" style:family="text">
      <style:text-properties officeooo:rsid="00b4e5ff"/>
    </style:style>
    <style:style style:name="T103" style:family="text">
      <style:text-properties officeooo:rsid="00bb1e41"/>
    </style:style>
    <style:style style:name="T104" style:family="text">
      <style:text-properties officeooo:rsid="00c15eb4"/>
    </style:style>
    <style:style style:name="T105" style:family="text">
      <style:text-properties officeooo:rsid="00c1bf7d"/>
    </style:style>
    <style:style style:name="T106" style:family="text">
      <style:text-properties officeooo:rsid="00c2baef"/>
    </style:style>
    <style:style style:name="T107" style:family="text">
      <style:text-properties officeooo:rsid="00c39a0f"/>
    </style:style>
    <style:style style:name="T108" style:family="text">
      <style:text-properties officeooo:rsid="00c5f4fd"/>
    </style:style>
    <style:style style:name="T109" style:family="text">
      <style:text-properties officeooo:rsid="00c7be51"/>
    </style:style>
    <style:style style:name="T110" style:family="text">
      <style:text-properties officeooo:rsid="00c85416"/>
    </style:style>
    <style:style style:name="T111" style:family="text">
      <style:text-properties officeooo:rsid="00cb1261"/>
    </style:style>
    <style:style style:name="T112" style:family="text">
      <style:text-properties officeooo:rsid="00ce50bd"/>
    </style:style>
    <style:style style:name="T113" style:family="text">
      <style:text-properties officeooo:rsid="00ceb58a"/>
    </style:style>
    <style:style style:name="T114" style:family="text">
      <style:text-properties officeooo:rsid="00d08936"/>
    </style:style>
    <style:style style:name="T115" style:family="text">
      <style:text-properties officeooo:rsid="00d21993"/>
    </style:style>
    <style:style style:name="T116" style:family="text">
      <style:text-properties officeooo:rsid="00d964f9"/>
    </style:style>
    <style:style style:name="T117" style:family="text">
      <style:text-properties officeooo:rsid="00dc2fa5"/>
    </style:style>
    <style:style style:name="T118" style:family="text">
      <style:text-properties officeooo:rsid="00ddf5e3"/>
    </style:style>
    <style:style style:name="T119" style:family="text">
      <style:text-properties officeooo:rsid="00e1735a"/>
    </style:style>
    <style:style style:name="T120" style:family="text">
      <style:text-properties officeooo:rsid="00e84d6e"/>
    </style:style>
    <style:style style:name="T121" style:family="text">
      <style:text-properties officeooo:rsid="00e8b357"/>
    </style:style>
    <style:style style:name="T122" style:family="text">
      <style:text-properties fo:font-weight="normal" style:font-weight-asian="normal" style:font-weight-complex="normal"/>
    </style:style>
    <style:style style:name="T123" style:family="text">
      <style:text-properties fo:font-weight="normal" officeooo:rsid="00ec3545" style:font-weight-asian="normal" style:font-weight-complex="normal"/>
    </style:style>
    <style:style style:name="T124" style:family="text">
      <style:text-properties fo:font-weight="normal" officeooo:rsid="00e84d6e" style:font-weight-asian="normal" style:font-weight-complex="normal"/>
    </style:style>
    <style:style style:name="T125" style:family="text">
      <style:text-properties fo:font-weight="normal" officeooo:rsid="00ec99b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8"/>
      <text:p text:style-name="P9"><text:span text:style-name="T5">spl_autoload_register</text:span>(<text:span text:style-name="T11">function</text:span> (<text:span text:style-name="T20">$className</text:span>) {</text:p>
      <text:p text:style-name="P9"><text:span text:style-name="T20">$className</text:span> = <text:span text:style-name="T5">str_replace</text:span>(<text:span text:style-name="T27">"App"</text:span>, <text:span text:style-name="T27">"classes"</text:span>, <text:span text:style-name="T20">$className</text:span>);</text:p>
      <text:p text:style-name="P9"><text:span text:style-name="T20">$className</text:span> = <text:span text:style-name="T5">str_replace</text:span>(<text:span text:style-name="T27">"</text:span><text:span text:style-name="T30">\\</text:span><text:span text:style-name="T27">"</text:span>, <text:span text:style-name="T27">"/"</text:span>, <text:span text:style-name="T20">$className</text:span>);</text:p>
      <text:p text:style-name="P9"><text:span text:style-name="T20">$className</text:span> .= <text:span text:style-name="T27">'.php'</text:span>;</text:p>
      <text:p text:style-name="P9"><text:span text:style-name="T31">require_once</text:span> <text:span text:style-name="T20">$className</text:span>;</text:p>
      <text:p text:style-name="P9">});</text:p>
      <text:p text:style-name="P22">//require 'classes/Calcul.php';</text:p>
      <text:p text:style-name="P28"/>
      <text:p text:style-name="P9"><text:span text:style-name="T20">$instance</text:span> = <text:span text:style-name="T11">new</text:span> App\<text:span text:style-name="T32">Calcul</text:span>();</text:p>
      <text:p text:style-name="P28"/>
      <text:p text:style-name="P9"><text:span text:style-name="T20">$resultat</text:span> = <text:span text:style-name="T20">$instance</text:span>-&gt;<text:span text:style-name="T5">addtionner</text:span>(<text:span text:style-name="T38">10</text:span>, <text:span text:style-name="T38">20</text:span>);</text:p>
      <text:p text:style-name="P28"/>
      <text:p text:style-name="P9"><text:soft-page-break/><text:span text:style-name="T5">var_dump</text:span>(<text:span text:style-name="T20">$resultat</text:span>);</text:p>
      <text:p text:style-name="P28"/>
      <text:p text:style-name="P9"><text:span text:style-name="T5">echo</text:span> <text:span text:style-name="T27">"Hello world!"</text:span>;</text:p>
      <text:p text:style-name="P9"/>
      <text:p text:style-name="Standard"/>
      <text:p text:style-name="Standard">- <text:span text:style-name="T4">le contenu de fichier classes/Calcul,php avec ce contenu ⇒</text:span></text:p>
      <text:p text:style-name="P14">&lt;?php</text:p>
      <text:p text:style-name="P28"/>
      <text:p text:style-name="P9"><text:span text:style-name="T11">namespace</text:span> <text:span text:style-name="T32">App</text:span>;</text:p>
      <text:p text:style-name="P28"/>
      <text:p text:style-name="P9"><text:span text:style-name="T11">class</text:span> <text:span text:style-name="T32">Calcul</text:span></text:p>
      <text:p text:style-name="P9">{</text:p>
      <text:p text:style-name="P28"/>
      <text:p text:style-name="P9"><text:span text:style-name="T11">public</text:span> <text:span text:style-name="T11">function</text:span> <text:span text:style-name="T5">addtionner</text:span>(<text:span text:style-name="T11">int</text:span> <text:span text:style-name="T20">$a</text:span>, <text:span text:style-name="T11">int</text:span> <text:span text:style-name="T20">$b</text:span>): <text:span text:style-name="T11">int</text:span></text:p>
      <text:p text:style-name="P9">{</text:p>
      <text:p text:style-name="P9"><text:span text:style-name="T31">return</text:span> <text:span text:style-name="T20">$a</text:span> + <text:span text:style-name="T20">$b</text:span>;</text:p>
      <text:p text:style-name="P9">}</text:p>
      <text:p text:style-name="P9">}</text:p>
      <text:p text:style-name="P9"/>
      <text:p text:style-name="Standard"/>
      <text:p text:style-name="P32"/>
      <text:p text:style-name="P7">- Composer et l'autoloading</text:p>
      <text:p text:style-name="Standard"/>
      <text:p text:style-name="Standard">- <text:span text:style-name="T39">taper ça sur le terminal ⇒</text:span></text:p>
      <text:p text:style-name="Standard">composer init</text:p>
      <text:p text:style-name="P31">- le contenu de fichier composer,json ⇒</text:p>
      <text:p text:style-name="P10">{</text:p>
      <text:p text:style-name="P9"><text:span text:style-name="T20">"name"</text:span>: <text:span text:style-name="T27">"amine/modern-php"</text:span>,</text:p>
      <text:p text:style-name="P9"><text:span text:style-name="T20">"autoload"</text:span>: {</text:p>
      <text:p text:style-name="P9"><text:span text:style-name="T20">"psr-4"</text:span>: {</text:p>
      <text:p text:style-name="P9"><text:span text:style-name="T20">"App</text:span><text:span text:style-name="T30">\\</text:span><text:span text:style-name="T20">"</text:span>: <text:span text:style-name="T27">"src/"</text:span></text:p>
      <text:p text:style-name="P9">}</text:p>
      <text:p text:style-name="P9">},</text:p>
      <text:p text:style-name="P9"><text:span text:style-name="T20">"authors"</text:span>: [</text:p>
      <text:p text:style-name="P9">{</text:p>
      <text:p text:style-name="P9"><text:span text:style-name="T20">"name"</text:span>: <text:span text:style-name="T27">"MOSLAH"</text:span>,</text:p>
      <text:p text:style-name="P9"><text:span text:style-name="T20">"email"</text:span>: <text:span text:style-name="T27">"mohamed.amine.moslah@gmail.com"</text:span></text:p>
      <text:p text:style-name="P9">}</text:p>
      <text:p text:style-name="P9">],</text:p>
      <text:p text:style-name="P9"><text:span text:style-name="T20">"require"</text:span>: {}</text:p>
      <text:p text:style-name="P9">}</text:p>
      <text:p text:style-name="P31">- <text:span text:style-name="T40">tapez sur le terminal ⇒</text:span></text:p>
      <text:p text:style-name="P30">composer dump-autoload</text:p>
      <text:p text:style-name="P31">- <text:span text:style-name="T40">le contenu de fichier index,phps</text:span></text:p>
      <text:p text:style-name="P15">&lt;?php</text:p>
      <text:p text:style-name="P29"/>
      <text:p text:style-name="P9"><text:span text:style-name="T31">require</text:span> <text:span text:style-name="T27">"vendor/autoload.php"</text:span>;</text:p>
      <text:p text:style-name="P9"><text:span text:style-name="T20">$instance</text:span> = <text:span text:style-name="T11">new</text:span> App\<text:span text:style-name="T32">Calcul</text:span>();</text:p>
      <text:p text:style-name="P28"/>
      <text:p text:style-name="P9"><text:span text:style-name="T20">$resultat</text:span> = <text:span text:style-name="T20">$instance</text:span>-&gt;<text:span text:style-name="T5">addtionner</text:span>(<text:span text:style-name="T38">10</text:span>, <text:span text:style-name="T38">20</text:span>);</text:p>
      <text:p text:style-name="P28"><text:soft-page-break/></text:p>
      <text:p text:style-name="P9"><text:span text:style-name="T5">var_dump</text:span>(<text:span text:style-name="T20">$resultat</text:span>);</text:p>
      <text:p text:style-name="P28"/>
      <text:p text:style-name="P9"><text:span text:style-name="T5">echo</text:span> <text:span text:style-name="T27">"Hello world!"</text:span>;</text:p>
      <text:p text:style-name="P9"/>
      <text:p text:style-name="P31"/>
      <text:p text:style-name="P31"/>
      <text:p text:style-name="P31"/>
      <text:p text:style-name="P6">📖 Composer et les bibliothèques tierces</text:p>
      <text:p text:style-name="P6"/>
      <text:p text:style-name="P6"/>
      <text:p text:style-name="P6">Installer des bibliothèques tierces avec Composer</text:p>
      <text:p text:style-name="P33">- <text:span text:style-name="T41">Pour installer la bibliothèque <text:s/>nesbot/carbon <text:s/>, tapez sur le terminal ⇒</text:span></text:p>
      <text:p text:style-name="P33">composer require nesbot/carbon</text:p>
      <text:p text:style-name="P33">- <text:span text:style-name="T41">ajouter ce code dans le fichier index,php ⇒</text:span></text:p>
      <text:p text:style-name="P11"><text:span text:style-name="T11">use</text:span> Carbon\<text:span text:style-name="T32">Carbon</text:span>;</text:p>
      <text:p text:style-name="P9"/>
      <text:p text:style-name="P33"/>
      <text:p text:style-name="P9"><text:span text:style-name="T20">$instance</text:span> = <text:span text:style-name="T11">new</text:span> App\<text:span text:style-name="T32">Calcul</text:span>();</text:p>
      <text:p text:style-name="P28"/>
      <text:p text:style-name="P9"><text:span text:style-name="T20">$aujourdhui</text:span> = <text:span text:style-name="T32">Carbon</text:span>::<text:span text:style-name="T5">now</text:span>();</text:p>
      <text:p text:style-name="P33"/>
      <text:p text:style-name="P33"/>
      <text:p text:style-name="P33"/>
      <text:p text:style-name="P8">Les commandes du développement moderne avec PHP</text:p>
      <text:p text:style-name="P33"><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3"/>
      <text:p text:style-name="P33"/>
      <text:p text:style-name="P33"/>
      <text:p text:style-name="P33"/>
      <text:p text:style-name="P39"/>
      <text:p text:style-name="P39"/>
      <text:p text:style-name="P39"/>
      <text:p text:style-name="P39"/>
      <text:p text:style-name="P39"/>
      <text:p text:style-name="P39"/>
      <text:p text:style-name="P39"/>
      <text:p text:style-name="P2"><text:span text:style-name="T42">3) </text:span>Présentation du framework Symfony (20 minutes)</text:p>
      <text:h text:style-name="P62" text:outline-level="1">Créons notre application Symfony 5.1 !</text:h>
      <text:p text:style-name="Standard">- <text:span text:style-name="T43">sur le terminal tapez cette commande pour installer symfony ⇒</text:span></text:p>
      <text:p text:style-name="Standard">symfony new cours-ecommerce –version=5.1</text:p>
      <text:p text:style-name="Standard"/>
      <text:p text:style-name="P6"/>
      <text:p text:style-name="Standard">- <text:span text:style-name="T44">lien util ⇒<text:line-break/></text:span><text:a xlink:type="simple" xlink:href="https://symfony.com/doc/current/setup/symfony_server.html#enabling-tls" text:style-name="Internet_20_link" text:visited-style-name="Visited_20_Internet_20_Link"><text:span text:style-name="T44">https://symfony.com/doc/current/setup/symfony_server.html#enabling-tls</text:span></text:a></text:p>
      <text:p text:style-name="Standard">- <text:span text:style-name="T44">enabling tls , tapez sur <text:s/>le terminal cette commende ⇒</text:span></text:p>
      <text:p text:style-name="P63"><text:span text:style-name="Source_20_Text"><text:span text:style-name="T45">symfony server:ca:install</text:span></text:span></text:p>
      <text:p text:style-name="Text_20_body">- <text:span text:style-name="T48">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46">📖 </text:span><text:span text:style-name="T47">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49">4) </text:span>Les bases de Symfony : HttpFoundation et Routing (45 minutes)</text:p>
      <text:p text:style-name="P1"/>
      <text:h text:style-name="P64" text:outline-level="1">Premières pages : les Routes et les Controllers</text:h>
      <text:p text:style-name="P40">- <text:span text:style-name="T50">Dans le fichiers config/routes,yaml , ajouter ce code ⇒</text:span></text:p>
      <text:p text:style-name="P93"><text:span text:style-name="T11">index</text:span>:</text:p>
      <text:p text:style-name="P92"><text:span text:style-name="T11">path</text:span>: <text:span text:style-name="T27">/</text:span></text:p>
      <text:p text:style-name="P92"><text:span text:style-name="T11">controller</text:span>: <text:span text:style-name="T27">App\Controller\TestController::index</text:span></text:p>
      <text:p text:style-name="P28"/>
      <text:p text:style-name="P92"><text:span text:style-name="T11">test</text:span>:</text:p>
      <text:p text:style-name="P92"><text:span text:style-name="T11">path</text:span>: <text:span text:style-name="T27">/test</text:span></text:p>
      <text:p text:style-name="P92"><text:span text:style-name="T11">controller</text:span>: <text:span text:style-name="T27">App\Controller\TestController::test</text:span></text:p>
      <text:p text:style-name="P92"/>
      <text:p text:style-name="P40">- <text:span text:style-name="T51">Créer ce fichier src/Controller/TestController,php , avec ce code ===&gt;</text:span></text:p>
      <text:p text:style-name="P16">&lt;?php</text:p>
      <text:p text:style-name="P28"/>
      <text:p text:style-name="P92"><text:span text:style-name="T11">namespace</text:span><text:span text:style-name="T52"> </text:span><text:span text:style-name="T32">App\Controller</text:span><text:span text:style-name="T52">;</text:span></text:p>
      <text:p text:style-name="P28"/>
      <text:p text:style-name="P92"><text:span text:style-name="T11">class</text:span><text:span text:style-name="T52"> </text:span><text:span text:style-name="T32">TestController</text:span><text:span text:style-name="T52"> </text:span></text:p>
      <text:p text:style-name="P12">{</text:p>
      <text:p text:style-name="P92"><text:span text:style-name="T11">public</text:span><text:span text:style-name="T52"> </text:span><text:span text:style-name="T11">function</text:span><text:span text:style-name="T52"> </text:span><text:span text:style-name="T5">index</text:span><text:span text:style-name="T52">(){</text:span></text:p>
      <text:p text:style-name="P92"><text:span text:style-name="T5">dd</text:span><text:span text:style-name="T52">(</text:span><text:span text:style-name="T27">"ça fonctionne"</text:span><text:span text:style-name="T52">);</text:span></text:p>
      <text:p text:style-name="P12">}</text:p>
      <text:p text:style-name="P28"/>
      <text:p text:style-name="P92"><text:span text:style-name="T11">public</text:span><text:span text:style-name="T52"> </text:span><text:span text:style-name="T11">function</text:span><text:span text:style-name="T52"> </text:span><text:span text:style-name="T5">test</text:span><text:span text:style-name="T52">(){</text:span></text:p>
      <text:p text:style-name="P92"><text:soft-page-break/><text:span text:style-name="T5">dd</text:span><text:span text:style-name="T52">(</text:span><text:span text:style-name="T27">"Page test"</text:span><text:span text:style-name="T52">);</text:span></text:p>
      <text:p text:style-name="P12">}</text:p>
      <text:p text:style-name="P12">}</text:p>
      <text:p text:style-name="P40"/>
      <text:h text:style-name="P64" text:outline-level="1">HttpFoundation : Requête et Réponse HTTP !</text:h>
      <text:p text:style-name="P40">- Package : symfony/http-foundation : Offre une couche d'objets pour manipuler la Requête et la Réponse HTTP</text:p>
      <text:p text:style-name="P40">- <text:span text:style-name="T59">dans le fichier </text:span><text:span text:style-name="T61">src</text:span><text:span text:style-name="T63">/controller/TestController.php , ajouter ce code dans la fonction test ⇒</text:span></text:p>
      <text:p text:style-name="P93"><text:span text:style-name="T13">public</text:span><text:span text:style-name="T54"> </text:span><text:span text:style-name="T13">function</text:span><text:span text:style-name="T54"> </text:span><text:span text:style-name="T6">test</text:span><text:span text:style-name="T54">(</text:span><text:span text:style-name="T33">Request</text:span><text:span text:style-name="T54"> </text:span><text:span text:style-name="T22">$request</text:span><text:span text:style-name="T54">)</text:span></text:p>
      <text:p text:style-name="P12">{</text:p>
      <text:p text:style-name="P92"><text:span text:style-name="T20">$age</text:span><text:span text:style-name="T52"> = </text:span><text:span text:style-name="T20">$request</text:span><text:span text:style-name="T52">-&gt;</text:span><text:span text:style-name="T20">query</text:span><text:span text:style-name="T52">-&gt;</text:span><text:span text:style-name="T5">get</text:span><text:span text:style-name="T52">(</text:span><text:span text:style-name="T27">'age'</text:span><text:span text:style-name="T52">, </text:span><text:span text:style-name="T38">0</text:span><text:span text:style-name="T52">);</text:span></text:p>
      <text:p text:style-name="P28"/>
      <text:p text:style-name="P92"><text:span text:style-name="T31">return</text:span><text:span text:style-name="T52"> </text:span><text:span text:style-name="T11">new</text:span><text:span text:style-name="T52"> </text:span><text:span text:style-name="T32">Response</text:span><text:span text:style-name="T52">(</text:span><text:span text:style-name="T27">"Vous avez </text:span><text:span text:style-name="T20">$age</text:span><text:span text:style-name="T27"> ans!"</text:span><text:span text:style-name="T52">);</text:span></text:p>
      <text:p text:style-name="P12">}</text:p>
      <text:p text:style-name="P12">}</text:p>
      <text:p text:style-name="P92"/>
      <text:h text:style-name="P68" text:outline-level="1">Routes paramétrables : valeurs par défaut et contraintes</text:h>
      <text:p text:style-name="Text_20_body"><text:span text:style-name="T79">- </text:span><text:span text:style-name="T77">D</text:span><text:span text:style-name="T76">ans le </text:span><text:span text:style-name="T77">fichier config/routes,yaml , ajouter ce code ⇒<text:line-break/></text:span><text:span text:style-name="T15">test</text:span><text:span text:style-name="T78">:</text:span></text:p>
      <text:p text:style-name="P92"><text:span text:style-name="T11">path</text:span>: <text:span text:style-name="T27">/test/{age&lt;\d+&gt;?0}</text:span></text:p>
      <text:p text:style-name="P92"><text:span text:style-name="T11">controller</text:span>: <text:span text:style-name="T27">App\Controller\TestController::test</text:span></text:p>
      <text:p text:style-name="P23"># defaults:</text:p>
      <text:p text:style-name="P23"># age: 0</text:p>
      <text:p text:style-name="P23"># requirements:</text:p>
      <text:p text:style-name="P23"># age: \d+</text:p>
      <text:p text:style-name="P110"/>
      <text:p text:style-name="P111">- <text:span text:style-name="T80">dans le fichier </text:span><text:span text:style-name="T81">src</text:span><text:span text:style-name="T82">/controller/TestController.php , ajouter ce code dans la fonction test ⇒</text:span></text:p>
      <text:p text:style-name="P94"><text:span text:style-name="T18">public</text:span><text:span text:style-name="T55"> </text:span><text:span text:style-name="T18">function</text:span><text:span text:style-name="T55"> </text:span><text:span text:style-name="T7">test</text:span><text:span text:style-name="T55">(</text:span><text:span text:style-name="T34">Request</text:span><text:span text:style-name="T55"> </text:span><text:span text:style-name="T23">$request</text:span><text:span text:style-name="T55">, </text:span><text:span text:style-name="T23">$age</text:span><text:span text:style-name="T55">)</text:span></text:p>
      <text:p text:style-name="P12">{</text:p>
      <text:p text:style-name="P28"/>
      <text:p text:style-name="P23">//$age = $request-&gt;attributes-&gt;get('age');</text:p>
      <text:p text:style-name="P28"/>
      <text:p text:style-name="P92"><text:span text:style-name="T31">return</text:span><text:span text:style-name="T52"> </text:span><text:span text:style-name="T11">new</text:span><text:span text:style-name="T52"> </text:span><text:span text:style-name="T32">Response</text:span><text:span text:style-name="T52">(</text:span><text:span text:style-name="T27">"Vous avez </text:span><text:span text:style-name="T20">$age</text:span><text:span text:style-name="T27"> ans!"</text:span><text:span text:style-name="T52">);</text:span></text:p>
      <text:p text:style-name="P12">}</text:p>
      <text:p text:style-name="P41"/>
      <text:p text:style-name="P41"/>
      <text:p text:style-name="P69">Contraintes de Routes</text:p>
      <text:p text:style-name="P87"><text:span text:style-name="T62">- </text:span><text:span text:style-name="T83">on peux modifier les informations sur les routes on modifiant le fichier config/routes,yaml ⇒</text:span></text:p>
      <text:p text:style-name="P95"><text:span text:style-name="T19">methods</text:span><text:span text:style-name="T84">: [</text:span><text:span text:style-name="T28">GET</text:span><text:span text:style-name="T84">, </text:span><text:span text:style-name="T28">POST</text:span><text:span text:style-name="T84">]</text:span></text:p>
      <text:p text:style-name="P92"><text:span text:style-name="T11">host</text:span>: <text:span text:style-name="T27">localhost</text:span></text:p>
      <text:p text:style-name="P92"><text:span text:style-name="T11">schemes</text:span>: [<text:span text:style-name="T27">https</text:span>, <text:span text:style-name="T27">http</text:span>]</text:p>
      <text:p text:style-name="P42"><text:soft-page-break/></text:p>
      <text:p text:style-name="P70">Configuration des Routes et fichiers YAML</text:p>
      <text:p text:style-name="P34"><text:span text:style-name="T64">- </text:span><text:span text:style-name="T65">pour configurer les routes vous pouvez créer <text:s/>des fichiers dans le dossier config , exemple config/test,yaml avec ce contenu ⇒</text:span></text:p>
      <text:p text:style-name="P96"><text:span text:style-name="T14">index</text:span><text:span text:style-name="T65">:</text:span></text:p>
      <text:p text:style-name="P92"><text:span text:style-name="T11">path</text:span>: <text:span text:style-name="T27">/</text:span></text:p>
      <text:p text:style-name="P92"><text:span text:style-name="T11">controller</text:span>: <text:span text:style-name="T27">App\Controller\TestController::index</text:span></text:p>
      <text:p text:style-name="P28"/>
      <text:p text:style-name="P92"><text:span text:style-name="T11">test</text:span>:</text:p>
      <text:p text:style-name="P92"><text:span text:style-name="T11">path</text:span>: <text:span text:style-name="T27">/test/{age&lt;\d+&gt;?0}</text:span></text:p>
      <text:p text:style-name="P92"><text:span text:style-name="T11">controller</text:span>: <text:span text:style-name="T27">App\Controller\TestController::test</text:span></text:p>
      <text:p text:style-name="P92"><text:span text:style-name="T11">methods</text:span>: [<text:span text:style-name="T27">GET</text:span>, <text:span text:style-name="T27">POST</text:span>]</text:p>
      <text:p text:style-name="P92"><text:span text:style-name="T11">host</text:span>: <text:span text:style-name="T27">localhost</text:span></text:p>
      <text:p text:style-name="P92"><text:span text:style-name="T11">schemes</text:span>: [<text:span text:style-name="T27">https</text:span>, <text:span text:style-name="T27">http</text:span>]</text:p>
      <text:p text:style-name="P23"># defaults:</text:p>
      <text:p text:style-name="P23"># age: 0</text:p>
      <text:p text:style-name="P23"># requirements:</text:p>
      <text:p text:style-name="P23"># age: \d+</text:p>
      <text:p text:style-name="P92"/>
      <text:p text:style-name="P43"/>
      <text:p text:style-name="P43"/>
      <text:p text:style-name="P71">Configurer les routes sous forme d'Annotations (@Route)</text:p>
      <text:p text:style-name="P35"><text:span text:style-name="T65">- o</text:span><text:span text:style-name="T62">n peux configurer les routes sous forme d’annotations de cette façon, en ajoutant ce code dans le fichier src/Controller/</text:span><text:span text:style-name="T66">TestController,php </text:span><text:span text:style-name="T68">avant la fonction test()</text:span><text:span text:style-name="T66"> </text:span><text:span text:style-name="T67">⇒</text:span></text:p>
      <text:p text:style-name="P24">/**</text:p>
      <text:p text:style-name="P23">* @Route("/test/{age&lt;\d+&gt;?0}", name="test", methods={"GET", "POST"}, host="localhost", schemes={"http","https"} )</text:p>
      <text:p text:style-name="P23">*/</text:p>
      <text:p text:style-name="P44"/>
      <text:p text:style-name="P44"/>
      <text:p text:style-name="P44"/>
      <text:p text:style-name="P72">Symfony Flex : booster Composer et le rendre Surpuissant !</text:p>
      <text:p text:style-name="P36"><text:span text:style-name="T69">- </text:span><text:span text:style-name="T70">ajouter annotations ⇒ composer require annotations</text:span></text:p>
      <text:p text:style-name="P45"/>
      <text:p text:style-name="P73">Routes, Controllers, HttpFoundation : Récapitulatif</text:p>
      <text:p text:style-name="P73">Exercice : créez une page Hello World</text:p>
      <text:p text:style-name="P46">- créer un fichier php avec ce contenu src/Controller/HelloController,php , avec ce code ⇒</text:p>
      <text:p text:style-name="P19">&lt;?php</text:p>
      <text:p text:style-name="P28"/>
      <text:p text:style-name="P92"><text:soft-page-break/><text:span text:style-name="T11">namespace</text:span><text:span text:style-name="T52"> </text:span><text:span text:style-name="T32">App\Controller</text:span><text:span text:style-name="T52">;</text:span></text:p>
      <text:p text:style-name="P28"/>
      <text:p text:style-name="P92"><text:span text:style-name="T11">use</text:span><text:span text:style-name="T52"> Symfony\Component\HttpFoundation\</text:span><text:span text:style-name="T32">Request</text:span><text:span text:style-name="T52">;</text:span></text:p>
      <text:p text:style-name="P92"><text:span text:style-name="T11">use</text:span><text:span text:style-name="T52"> Symfony\Component\HttpFoundation\</text:span><text:span text:style-name="T32">Response</text:span><text:span text:style-name="T52">;</text:span></text:p>
      <text:p text:style-name="P92"><text:span text:style-name="T11">use</text:span><text:span text:style-name="T52"> Symfony\Component\Routing\Annotation\</text:span><text:span text:style-name="T32">Route</text:span><text:span text:style-name="T52">;</text:span></text:p>
      <text:p text:style-name="P28"/>
      <text:p text:style-name="P92"><text:span text:style-name="T11">class</text:span><text:span text:style-name="T52"> </text:span><text:span text:style-name="T32">HelloController</text:span></text:p>
      <text:p text:style-name="P12">{</text:p>
      <text:p text:style-name="P23">/**</text:p>
      <text:p text:style-name="P23">* @Route("/hello/{name?World}", name="hello")</text:p>
      <text:p text:style-name="P23">*/</text:p>
      <text:p text:style-name="P92"><text:span text:style-name="T11">public</text:span><text:span text:style-name="T52"> </text:span><text:span text:style-name="T11">function</text:span><text:span text:style-name="T52"> </text:span><text:span text:style-name="T5">hello</text:span><text:span text:style-name="T52">(</text:span><text:span text:style-name="T20">$name</text:span><text:span text:style-name="T52">){</text:span></text:p>
      <text:p text:style-name="P92"><text:span text:style-name="T31">return</text:span><text:span text:style-name="T52"> </text:span><text:span text:style-name="T11">new</text:span><text:span text:style-name="T52"> </text:span><text:span text:style-name="T32">Response</text:span><text:span text:style-name="T52">(</text:span><text:span text:style-name="T27">"Hello </text:span><text:span text:style-name="T20">$name</text:span><text:span text:style-name="T27">"</text:span><text:span text:style-name="T52">);</text:span></text:p>
      <text:p text:style-name="P12">}</text:p>
      <text:p text:style-name="P12">}</text:p>
      <text:p text:style-name="P28"/>
      <text:p text:style-name="P17">?&gt;</text:p>
      <text:p text:style-name="P46"/>
      <text:p text:style-name="P46"/>
      <text:p text:style-name="P46"/>
      <text:p text:style-name="P74">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85">5) </text:span>Les bases de Symfony : Le container de services (50 minutes)</text:p>
      <text:p text:style-name="P88">Introduction au container de services de Symfony</text:p>
      <text:p text:style-name="P112">utiliser le service LoggerInterface pour écrire dans le log, dans le class src/Controller/HelloController,php , ajouter ce code ===&gt;</text:p>
      <text:p text:style-name="P97"><text:span text:style-name="T11">protected</text:span><text:span text:style-name="T52"> </text:span><text:span text:style-name="T20">$logger</text:span><text:span text:style-name="T52">;</text:span></text:p>
      <text:p text:style-name="P92"><text:span text:style-name="T11">public</text:span><text:span text:style-name="T52"> </text:span><text:span text:style-name="T11">function</text:span><text:span text:style-name="T52"> </text:span><text:span text:style-name="T5">__construct</text:span><text:span text:style-name="T52">(</text:span><text:span text:style-name="T32">LoggerInterface</text:span><text:span text:style-name="T52"> </text:span><text:span text:style-name="T20">$logger</text:span><text:span text:style-name="T52">)</text:span></text:p>
      <text:p text:style-name="P12">{</text:p>
      <text:p text:style-name="P92"><text:span text:style-name="T11">$this</text:span><text:span text:style-name="T52">-&gt;</text:span><text:span text:style-name="T20">logger</text:span><text:span text:style-name="T52"> = </text:span><text:span text:style-name="T20">$logger</text:span><text:span text:style-name="T52">; </text:span></text:p>
      <text:p text:style-name="P12">}</text:p>
      <text:p text:style-name="P114"><text:span text:style-name="T86">ou bien dans la fonction hello utiliser LoggerInterface de cette façon ⇒<text:line-break/></text:span><text:span text:style-name="T15">public</text:span><text:span text:style-name="T56"> </text:span><text:span text:style-name="T15">function</text:span><text:span text:style-name="T56"> </text:span><text:span text:style-name="T8">hello</text:span><text:span text:style-name="T56">(</text:span><text:span text:style-name="T24">$name</text:span><text:span text:style-name="T56">, </text:span><text:span text:style-name="T35">LoggerInterface</text:span><text:span text:style-name="T56"> </text:span><text:span text:style-name="T24">$logger</text:span><text:span text:style-name="T56">){</text:span></text:p>
      <text:p text:style-name="P13"/>
      <text:p text:style-name="P99"/>
      <text:p text:style-name="P115">et aprés l’utilisation de la logger de cette façon ⇒ <text:span text:style-name="T15">$this</text:span><text:span text:style-name="T56">-&gt;</text:span><text:span text:style-name="T24">logger</text:span><text:span text:style-name="T56">-&gt;</text:span><text:span text:style-name="T8">error</text:span><text:span text:style-name="T56">(</text:span><text:span text:style-name="T29">"Mon message de log !"</text:span><text:span text:style-name="T56">)</text:span></text:p>
      <text:h text:style-name="P65" text:outline-level="1"><text:soft-page-break/>Créez vos propres services !</text:h>
      <text:p text:style-name="P113">- <text:span text:style-name="T87">créer le dossier Taxes avec le fichier Calculator,php dans src , le contenu de src/Taxes/Calculator,php ⇒</text:span></text:p>
      <text:p text:style-name="P18">&lt;?php</text:p>
      <text:p text:style-name="P28"/>
      <text:p text:style-name="P92"><text:span text:style-name="T11">namespace</text:span><text:span text:style-name="T52"> </text:span><text:span text:style-name="T32">App\Taxes</text:span><text:span text:style-name="T52">;</text:span></text:p>
      <text:p text:style-name="P28"/>
      <text:p text:style-name="P92"><text:span text:style-name="T11">class</text:span><text:span text:style-name="T52"> </text:span><text:span text:style-name="T32">Calculator</text:span><text:span text:style-name="T52"> </text:span></text:p>
      <text:p text:style-name="P12">{</text:p>
      <text:p text:style-name="P92"><text:span text:style-name="T11">public</text:span><text:span text:style-name="T52"> </text:span><text:span text:style-name="T11">function</text:span><text:span text:style-name="T52"> </text:span><text:span text:style-name="T5">calcul</text:span><text:span text:style-name="T52">(</text:span><text:span text:style-name="T11">float</text:span><text:span text:style-name="T52"> </text:span><text:span text:style-name="T20">$prix</text:span><text:span text:style-name="T52">){</text:span></text:p>
      <text:p text:style-name="P92"><text:span text:style-name="T31">return</text:span><text:span text:style-name="T52"> </text:span><text:span text:style-name="T20">$prix</text:span><text:span text:style-name="T52"> * (</text:span><text:span text:style-name="T38">20</text:span><text:span text:style-name="T52"> / </text:span><text:span text:style-name="T38">100</text:span><text:span text:style-name="T52">);</text:span></text:p>
      <text:p text:style-name="P12">}</text:p>
      <text:p text:style-name="P12">}</text:p>
      <text:p text:style-name="P113"/>
      <text:p text:style-name="P113">- <text:span text:style-name="T88">maintenant on peut uttiliser le service Calculator par tout dans le projet , exemple dans Le controller src/Controller/TestController,php ⇒</text:span></text:p>
      <text:p text:style-name="P98"><text:span text:style-name="T11">protected</text:span><text:span text:style-name="T52"> </text:span><text:span text:style-name="T20">$calculator</text:span><text:span text:style-name="T52">;</text:span></text:p>
      <text:p text:style-name="P92"><text:span text:style-name="T11">public</text:span><text:span text:style-name="T52"> </text:span><text:span text:style-name="T11">function</text:span><text:span text:style-name="T52"> </text:span><text:span text:style-name="T5">__construct</text:span><text:span text:style-name="T52">(</text:span><text:span text:style-name="T32">Calculator</text:span><text:span text:style-name="T52"> </text:span><text:span text:style-name="T20">$calculator</text:span><text:span text:style-name="T52">)</text:span></text:p>
      <text:p text:style-name="P12">{</text:p>
      <text:p text:style-name="P92"><text:span text:style-name="T11">$this</text:span><text:span text:style-name="T52">-&gt;</text:span><text:span text:style-name="T20">calculator</text:span><text:span text:style-name="T52"> = </text:span><text:span text:style-name="T20">$calculator</text:span><text:span text:style-name="T52">;</text:span></text:p>
      <text:p text:style-name="P12">}</text:p>
      <text:p text:style-name="P23">/**</text:p>
      <text:p text:style-name="P23">* @Route("/test", name="index")</text:p>
      <text:p text:style-name="P23">*/</text:p>
      <text:p text:style-name="P92"><text:span text:style-name="T11">public</text:span><text:span text:style-name="T52"> </text:span><text:span text:style-name="T11">function</text:span><text:span text:style-name="T52"> </text:span><text:span text:style-name="T5">index</text:span><text:span text:style-name="T52">()</text:span></text:p>
      <text:p text:style-name="P12">{</text:p>
      <text:p text:style-name="P92"><text:span text:style-name="T20">$tva</text:span><text:span text:style-name="T52"> = </text:span><text:span text:style-name="T11">$this</text:span><text:span text:style-name="T52">-&gt;</text:span><text:span text:style-name="T20">calculator</text:span><text:span text:style-name="T52">-&gt;</text:span><text:span text:style-name="T5">calcul</text:span><text:span text:style-name="T52">(</text:span><text:span text:style-name="T38">100</text:span><text:span text:style-name="T52">);</text:span></text:p>
      <text:p text:style-name="P92"><text:span text:style-name="T5">dump</text:span><text:span text:style-name="T52">(</text:span><text:span text:style-name="T20">$tva</text:span><text:span text:style-name="T52">);</text:span></text:p>
      <text:p text:style-name="P92"><text:span text:style-name="T5">dd</text:span><text:span text:style-name="T52">(</text:span><text:span text:style-name="T27">"ça fonctionne"</text:span><text:span text:style-name="T52">);</text:span></text:p>
      <text:p text:style-name="P12">}</text:p>
      <text:p text:style-name="P113"/>
      <text:p text:style-name="P113"/>
      <text:p text:style-name="P90">Comprendre le Container de Services de Symfony</text:p>
      <text:p text:style-name="P90"><text:a xlink:type="simple" xlink:href="https://symfony.com/doc/current/service_container.html" text:style-name="Internet_20_link" text:visited-style-name="Visited_20_Internet_20_Link">https://symfony.com/doc/current/service_container.html</text:a></text:p>
      <text:p text:style-name="P90"/>
      <text:p text:style-name="P90"/>
      <text:p text:style-name="P90"/>
      <text:h text:style-name="P89" text:outline-level="1">Voir le Container de Services à l'oeuvre !</text:h>
      <text:p text:style-name="P91">📖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91"/>
      <text:p text:style-name="P91"/>
      <text:p text:style-name="P91"/>
      <text:p text:style-name="P91">Les limites du Container : configuration des services</text:p>
      <text:p text:style-name="P116">dans le fichier <text:span text:style-name="T60">src</text:span><text:span text:style-name="T62">/Taxes/Calculator,php , ajouter ce code pour le $tva⇒</text:span></text:p>
      <text:p text:style-name="P100"><text:span text:style-name="T12">protected</text:span><text:span text:style-name="T53"> </text:span><text:span text:style-name="T21">$tva</text:span><text:span text:style-name="T53">;</text:span></text:p>
      <text:p text:style-name="P28"><text:soft-page-break/></text:p>
      <text:p text:style-name="P92"><text:span text:style-name="T11">public</text:span><text:span text:style-name="T52"> </text:span><text:span text:style-name="T11">function</text:span><text:span text:style-name="T52"> </text:span><text:span text:style-name="T5">__construct</text:span><text:span text:style-name="T52">(</text:span><text:span text:style-name="T32">LoggerInterface</text:span><text:span text:style-name="T52"> </text:span><text:span text:style-name="T20">$logger</text:span><text:span text:style-name="T52">, </text:span><text:span text:style-name="T11">float</text:span><text:span text:style-name="T52"> </text:span><text:span text:style-name="T20">$tva</text:span><text:span text:style-name="T52">)</text:span></text:p>
      <text:p text:style-name="P12">{</text:p>
      <text:p text:style-name="P92"><text:span text:style-name="T11">$this</text:span><text:span text:style-name="T52">-&gt;</text:span><text:span text:style-name="T20">logger</text:span><text:span text:style-name="T52"> = </text:span><text:span text:style-name="T20">$logger</text:span><text:span text:style-name="T52">;</text:span></text:p>
      <text:p text:style-name="P92"><text:span text:style-name="T11">$this</text:span><text:span text:style-name="T52">-&gt;</text:span><text:span text:style-name="T20">tva</text:span><text:span text:style-name="T52"> = </text:span><text:span text:style-name="T20">$tva</text:span><text:span text:style-name="T52">;</text:span></text:p>
      <text:p text:style-name="P12">}</text:p>
      <text:p text:style-name="P117"><text:s/>mais pour que ça fonctionne il faut ajouter ce code dans le fichier config/services,yaml ⇒</text:p>
      <text:p text:style-name="P100"><text:span text:style-name="T12">App\Taxes\Calculator</text:span><text:span text:style-name="T62">:</text:span></text:p>
      <text:p text:style-name="P92"><text:span text:style-name="T11">arguments</text:span>:</text:p>
      <text:p text:style-name="P92"><text:span text:style-name="T11">$tva</text:span>: <text:span text:style-name="T38">20</text:span></text:p>
      <text:p text:style-name="P117"/>
      <text:p text:style-name="P117"/>
      <text:p text:style-name="P117"/>
      <text:p text:style-name="P117"/>
      <text:p text:style-name="P75">Utilisez des bibliothèques tierces avec le Container</text:p>
      <text:p text:style-name="P118">- <text:span text:style-name="T90">installer slugify,</text:span> <text:span text:style-name="T89">taper sur le terminal ⇒</text:span></text:p>
      <text:p text:style-name="P119">composer require cocur/slugify</text:p>
      <text:p text:style-name="P119"/>
      <text:p text:style-name="P119">- <text:span text:style-name="T90">utiliser slugify en ajoutant ce code dans le fichier HelloController,php ⇒</text:span></text:p>
      <text:p text:style-name="P101"><text:span text:style-name="T11">public</text:span><text:span text:style-name="T52"> </text:span><text:span text:style-name="T11">function</text:span><text:span text:style-name="T52"> </text:span><text:span text:style-name="T5">hello</text:span><text:span text:style-name="T52">(</text:span><text:span text:style-name="T20">$name</text:span><text:span text:style-name="T52">, </text:span><text:span text:style-name="T32">LoggerInterface</text:span><text:span text:style-name="T52"> </text:span><text:span text:style-name="T20">$logger</text:span><text:span text:style-name="T52">,</text:span><text:span text:style-name="T32">Calculator</text:span><text:span text:style-name="T52"> </text:span><text:span text:style-name="T20">$calculator</text:span><text:span text:style-name="T52">, </text:span><text:span text:style-name="T32">Slugify</text:span><text:span text:style-name="T52"> </text:span><text:span text:style-name="T20">$slug</text:span><text:span text:style-name="T52">){</text:span></text:p>
      <text:p text:style-name="P92"><text:span text:style-name="T5">dump</text:span><text:span text:style-name="T52">(</text:span><text:span text:style-name="T20">$slug</text:span><text:span text:style-name="T52">-&gt;</text:span><text:span text:style-name="T5">slugify</text:span><text:span text:style-name="T52">(</text:span><text:span text:style-name="T27">"Hello world"</text:span><text:span text:style-name="T52">));</text:span></text:p>
      <text:p text:style-name="P101"/>
      <text:p text:style-name="P119"/>
      <text:p text:style-name="P119"/>
      <text:p text:style-name="P76">La différence entre une bibliothèque et un Bundle Symfony</text:p>
      <text:p text:style-name="P47">- <text:span text:style-name="T91">installer twig ⇒</text:span></text:p>
      <text:p text:style-name="P47">composer require twig</text:p>
      <text:p text:style-name="P37"><text:span text:style-name="T72">- </text:span><text:span text:style-name="T73">on peut utiliser l’utilisation de twig avec code dans le fichier HelloController,php ⇒<text:line-break/></text:span><text:span text:style-name="T17">public</text:span><text:span text:style-name="T58"> </text:span><text:span text:style-name="T17">function</text:span><text:span text:style-name="T58"> </text:span><text:span text:style-name="T10">hello</text:span><text:span text:style-name="T58">(</text:span><text:span text:style-name="T26">$name</text:span><text:span text:style-name="T58">, </text:span><text:span text:style-name="T37">LoggerInterface</text:span><text:span text:style-name="T58"> </text:span><text:span text:style-name="T26">$logger</text:span><text:span text:style-name="T58">,</text:span><text:span text:style-name="T37">Calculator</text:span><text:span text:style-name="T58"> </text:span><text:span text:style-name="T26">$calculator</text:span><text:span text:style-name="T58">, </text:span><text:span text:style-name="T37">Slugify</text:span><text:span text:style-name="T58"> </text:span><text:span text:style-name="T26">$slug</text:span><text:span text:style-name="T58">,</text:span></text:p>
      <text:p text:style-name="P92"><text:span text:style-name="T32">Environment</text:span><text:span text:style-name="T52"> </text:span><text:span text:style-name="T20">$twig</text:span></text:p>
      <text:p text:style-name="P12">){</text:p>
      <text:p text:style-name="P92"><text:span text:style-name="T5">dump</text:span><text:span text:style-name="T52">(</text:span><text:span text:style-name="T20">$twig</text:span><text:span text:style-name="T52">);</text:span></text:p>
      <text:p text:style-name="P47"/>
      <text:p text:style-name="P47"/>
      <text:p text:style-name="P47"/>
      <text:p text:style-name="P76">Container de Services : Récapitulatif</text:p>
      <text:p text:style-name="P78"/>
      <text:p text:style-name="P78"/>
      <text:p text:style-name="P78"><text:s/>Interlude : l'ArgumentResolver dans Symfony</text:p>
      <text:p text:style-name="P78"/>
      <text:p text:style-name="P78"/>
      <text:h text:style-name="P77" text:outline-level="1">Exercice #01 : Créez un service "Detector"</text:h>
      <text:p text:style-name="P48">- <text:span text:style-name="T92">créer un class src/Taxes/Detector,php ⇒</text:span></text:p>
      <text:p text:style-name="P20">&lt;?php</text:p>
      <text:p text:style-name="P28"/>
      <text:p text:style-name="P92"><text:span text:style-name="T11">namespace</text:span><text:span text:style-name="T52"> </text:span><text:span text:style-name="T32">App\Taxes</text:span><text:span text:style-name="T52">;</text:span></text:p>
      <text:p text:style-name="P28"/>
      <text:p text:style-name="P92"><text:soft-page-break/><text:span text:style-name="T11">class</text:span><text:span text:style-name="T52"> </text:span><text:span text:style-name="T32">Detector</text:span><text:span text:style-name="T52"> </text:span></text:p>
      <text:p text:style-name="P12">{</text:p>
      <text:p text:style-name="P28"/>
      <text:p text:style-name="P92"><text:span text:style-name="T11">public</text:span><text:span text:style-name="T52"> </text:span><text:span text:style-name="T11">function</text:span><text:span text:style-name="T52"> </text:span><text:span text:style-name="T5">detect</text:span><text:span text:style-name="T52">(</text:span><text:span text:style-name="T11">int</text:span><text:span text:style-name="T52"> </text:span><text:span text:style-name="T20">$amount</text:span><text:span text:style-name="T52">){</text:span></text:p>
      <text:p text:style-name="P92"><text:span text:style-name="T31">if</text:span><text:span text:style-name="T52">(</text:span><text:span text:style-name="T20">$amount</text:span><text:span text:style-name="T52">&gt;</text:span><text:span text:style-name="T38">100</text:span><text:span text:style-name="T52">){</text:span></text:p>
      <text:p text:style-name="P92"><text:span text:style-name="T31">return</text:span><text:span text:style-name="T52"> </text:span><text:span text:style-name="T11">true</text:span><text:span text:style-name="T52">;</text:span></text:p>
      <text:p text:style-name="P92"><text:span text:style-name="T52">} </text:span><text:span text:style-name="T31">else</text:span><text:span text:style-name="T52"> {</text:span></text:p>
      <text:p text:style-name="P92"><text:span text:style-name="T31">return</text:span><text:span text:style-name="T52"> </text:span><text:span text:style-name="T11">false</text:span><text:span text:style-name="T52">;</text:span></text:p>
      <text:p text:style-name="P12">}</text:p>
      <text:p text:style-name="P12">}</text:p>
      <text:p text:style-name="P12">}</text:p>
      <text:p text:style-name="P48"/>
      <text:p text:style-name="P48"/>
      <text:h text:style-name="P77" text:outline-level="1">Correction #02 : Configuration d'un seuil de TVA</text:h>
      <text:p text:style-name="P38"><text:span text:style-name="T74">- </text:span><text:span text:style-name="T75">ajouter ce code dans le fichier src/Taxes/Dector.php ⇒<text:line-break/></text:span><text:span text:style-name="T17">protected</text:span><text:span text:style-name="T58"> </text:span><text:span text:style-name="T26">$seuil</text:span><text:span text:style-name="T58">;</text:span></text:p>
      <text:p text:style-name="P28"/>
      <text:p text:style-name="P92"><text:span text:style-name="T11">public</text:span><text:span text:style-name="T52"> </text:span><text:span text:style-name="T11">function</text:span><text:span text:style-name="T52"> </text:span><text:span text:style-name="T5">__construct</text:span><text:span text:style-name="T52">(</text:span><text:span text:style-name="T11">float</text:span><text:span text:style-name="T52"> </text:span><text:span text:style-name="T20">$seuil</text:span><text:span text:style-name="T52">){</text:span></text:p>
      <text:p text:style-name="P92"><text:span text:style-name="T11">$this</text:span><text:span text:style-name="T52">-&gt;</text:span><text:span text:style-name="T20">seuil</text:span><text:span text:style-name="T52"> = </text:span><text:span text:style-name="T20">$seuil</text:span><text:span text:style-name="T52">;</text:span></text:p>
      <text:p text:style-name="P12">}</text:p>
      <text:p text:style-name="P49"/>
      <text:p text:style-name="P49">- <text:span text:style-name="T93">ajouter ce code dans le fichier config/services,yaml ⇒</text:span></text:p>
      <text:p text:style-name="P102"><text:span text:style-name="T11">App\Taxes\Detector</text:span>:</text:p>
      <text:p text:style-name="P92"><text:span text:style-name="T11">arguments</text:span>:</text:p>
      <text:p text:style-name="P92"><text:span text:style-name="T11">$seuil</text:span>: <text:span text:style-name="T38">100</text:span></text:p>
      <text:p text:style-name="P49"/>
      <text:p text:style-name="P49"/>
      <text:p text:style-name="P49"/>
      <text:p text:style-name="P49"/>
      <text:p text:style-name="P3"><text:span text:style-name="T71">6) </text:span>A la découverte de Twig ! (65 minutes)</text:p>
      <text:h text:style-name="P79" text:outline-level="1">📖 Introduction à Twig !</text:h>
      <text:h text:style-name="P79" text:outline-level="1">Notre premier template Twig</text:h>
      <text:p text:style-name="P53">- <text:span text:style-name="T94">modfier le fichier src/Controller/HelloController,php ⇒</text:span></text:p>
      <text:p text:style-name="P25">/**</text:p>
      <text:p text:style-name="P23">* @Route("/hello/{prenom?World}", name="hello")</text:p>
      <text:p text:style-name="P23">*/</text:p>
      <text:p text:style-name="P92"><text:span text:style-name="T11">public</text:span><text:span text:style-name="T52"> </text:span><text:span text:style-name="T11">function</text:span><text:span text:style-name="T52"> </text:span><text:span text:style-name="T5">hello</text:span><text:span text:style-name="T52">(</text:span><text:span text:style-name="T20">$prenom</text:span><text:span text:style-name="T52">, </text:span><text:span text:style-name="T32">Environment</text:span><text:span text:style-name="T52"> </text:span><text:span text:style-name="T20">$twig</text:span><text:span text:style-name="T52">){</text:span></text:p>
      <text:p text:style-name="P92"><text:span text:style-name="T20">$html</text:span><text:span text:style-name="T52"> = </text:span><text:span text:style-name="T20">$twig</text:span><text:span text:style-name="T52">-&gt;</text:span><text:span text:style-name="T5">render</text:span><text:span text:style-name="T52">(</text:span><text:span text:style-name="T27">'hello.html.twig'</text:span><text:span text:style-name="T52">,[</text:span><text:span text:style-name="T27">'prenom'</text:span><text:span text:style-name="T52">=&gt;</text:span><text:span text:style-name="T20">$prenom</text:span><text:span text:style-name="T52">]);</text:span></text:p>
      <text:p text:style-name="P92"><text:span text:style-name="T31">return</text:span><text:span text:style-name="T52"> </text:span><text:span text:style-name="T11">new</text:span><text:span text:style-name="T52"> </text:span><text:span text:style-name="T32">Response</text:span><text:span text:style-name="T52">(</text:span><text:span text:style-name="T20">$html</text:span><text:span text:style-name="T52">);</text:span></text:p>
      <text:p text:style-name="P12">}</text:p>
      <text:p text:style-name="P53"><text:soft-page-break/>- <text:span text:style-name="T94">créer le fichier src/templates/hello,html,twig , avec ce contenu ⇒</text:span></text:p>
      <text:p text:style-name="P53"/>
      <text:p text:style-name="P102"><text:span text:style-name="T95">&lt;!</text:span>DOCTYPE html<text:span text:style-name="T95">&gt;</text:span></text:p>
      <text:p text:style-name="P92"><text:span text:style-name="T95">&lt;</text:span><text:span text:style-name="T11">html</text:span> <text:span text:style-name="T20">lang</text:span>=<text:span text:style-name="T27">"en"</text:span><text:span text:style-name="T95">&gt;</text:span></text:p>
      <text:p text:style-name="P92"><text:span text:style-name="T95">&lt;</text:span><text:span text:style-name="T11">head</text:span><text:span text:style-name="T95">&gt;</text:span></text:p>
      <text:p text:style-name="P92"><text:span text:style-name="T95">&lt;</text:span><text:span text:style-name="T11">meta</text:span> <text:span text:style-name="T20">charset</text:span>=<text:span text:style-name="T27">"UTF-8"</text:span><text:span text:style-name="T95">&gt;</text:span></text:p>
      <text:p text:style-name="P92"><text:span text:style-name="T95">&lt;</text:span><text:span text:style-name="T11">meta</text:span> <text:span text:style-name="T20">name</text:span>=<text:span text:style-name="T27">"viewport"</text:span> <text:span text:style-name="T20">content</text:span>=<text:span text:style-name="T27">"width=device-width, initial-scale=1.0"</text:span><text:span text:style-name="T95">&gt;</text:span></text:p>
      <text:p text:style-name="P92"><text:span text:style-name="T95">&lt;</text:span><text:span text:style-name="T11">title</text:span><text:span text:style-name="T95">&gt;</text:span>Salut !<text:span text:style-name="T95">&lt;/</text:span><text:span text:style-name="T11">title</text:span><text:span text:style-name="T95">&gt;</text:span></text:p>
      <text:p text:style-name="P92"><text:span text:style-name="T95">&lt;/</text:span><text:span text:style-name="T11">head</text:span><text:span text:style-name="T95">&gt;</text:span></text:p>
      <text:p text:style-name="P92"><text:span text:style-name="T95">&lt;</text:span><text:span text:style-name="T11">body</text:span><text:span text:style-name="T95">&gt;</text:span></text:p>
      <text:p text:style-name="P92"><text:span text:style-name="T95">&lt;</text:span><text:span text:style-name="T11">h1</text:span><text:span text:style-name="T95">&gt;</text:span>Hello {{ <text:span text:style-name="T20">prenom</text:span> }} !<text:span text:style-name="T95">&lt;/</text:span><text:span text:style-name="T11">h1</text:span><text:span text:style-name="T95">&gt;</text:span></text:p>
      <text:p text:style-name="P92"><text:span text:style-name="T95">&lt;/</text:span><text:span text:style-name="T11">body</text:span><text:span text:style-name="T95">&gt;</text:span></text:p>
      <text:p text:style-name="P92"><text:span text:style-name="T95">&lt;/</text:span><text:span text:style-name="T11">html</text:span><text:span text:style-name="T95">&gt;</text:span></text:p>
      <text:p text:style-name="P48"/>
      <text:p text:style-name="P48"/>
      <text:p text:style-name="P48"/>
      <text:h text:style-name="P77" text:outline-level="1">Twig : Les tags et les filtres</text:h>
      <text:p text:style-name="P50">Les notions de base voir ⇒ <text:a xlink:type="simple" xlink:href="https://twig.symfony.com/doc/3.x/" text:style-name="Internet_20_link" text:visited-style-name="Visited_20_Internet_20_Link">https://twig.symfony.com/doc/3.x/</text:a></text:p>
      <text:p text:style-name="P50">- dans le fichier src/Controller/HelloController.php , ajouter ce code ⇒</text:p>
      <text:p text:style-name="P26">/**</text:p>
      <text:p text:style-name="P23">* @Route("/hello/{prenom?World}", name="hello")</text:p>
      <text:p text:style-name="P23">*/</text:p>
      <text:p text:style-name="P92"><text:span text:style-name="T11">public</text:span><text:span text:style-name="T52"> </text:span><text:span text:style-name="T11">function</text:span><text:span text:style-name="T52"> </text:span><text:span text:style-name="T5">hello</text:span><text:span text:style-name="T52">(</text:span><text:span text:style-name="T20">$prenom</text:span><text:span text:style-name="T52">, </text:span><text:span text:style-name="T32">Environment</text:span><text:span text:style-name="T52"> </text:span><text:span text:style-name="T20">$twig</text:span><text:span text:style-name="T52">){</text:span></text:p>
      <text:p text:style-name="P92"><text:span text:style-name="T20">$html</text:span><text:span text:style-name="T52"> = </text:span><text:span text:style-name="T20">$twig</text:span><text:span text:style-name="T52">-&gt;</text:span><text:span text:style-name="T5">render</text:span><text:span text:style-name="T52">(</text:span><text:span text:style-name="T27">'hello.html.twig'</text:span><text:span text:style-name="T52">,</text:span></text:p>
      <text:p text:style-name="P92"><text:span text:style-name="T52">[ </text:span><text:span text:style-name="T27">'prenom'</text:span><text:span text:style-name="T52">=&gt;</text:span><text:span text:style-name="T20">$prenom</text:span><text:span text:style-name="T52">,</text:span></text:p>
      <text:p text:style-name="P92"><text:span text:style-name="T27">'age'</text:span><text:span text:style-name="T52"> =&gt; </text:span><text:span text:style-name="T38">12</text:span><text:span text:style-name="T52">,</text:span></text:p>
      <text:p text:style-name="P92"><text:span text:style-name="T27">'prenoms'</text:span><text:span text:style-name="T52"> =&gt; [</text:span></text:p>
      <text:p text:style-name="P92"><text:span text:style-name="T27">'Lior'</text:span><text:span text:style-name="T52">,</text:span></text:p>
      <text:p text:style-name="P92"><text:span text:style-name="T27">'Magali'</text:span><text:span text:style-name="T52">,</text:span></text:p>
      <text:p text:style-name="P120">'Elise'</text:p>
      <text:p text:style-name="P12">]</text:p>
      <text:p text:style-name="P12">]);</text:p>
      <text:p text:style-name="P92"><text:span text:style-name="T31">return</text:span><text:span text:style-name="T52"> </text:span><text:span text:style-name="T11">new</text:span><text:span text:style-name="T52"> </text:span><text:span text:style-name="T32">Response</text:span><text:span text:style-name="T52">(</text:span><text:span text:style-name="T20">$html</text:span><text:span text:style-name="T52">);</text:span></text:p>
      <text:p text:style-name="P12">}</text:p>
      <text:p text:style-name="P50"/>
      <text:p text:style-name="P50">- <text:span text:style-name="T96">dans le fichier templates/hello.html.twig , ajouter ce code ⇒</text:span></text:p>
      <text:p text:style-name="P103">{% <text:span text:style-name="T31">if</text:span> <text:span text:style-name="T20">age</text:span> <text:span text:style-name="T52">&gt;=</text:span> <text:span text:style-name="T38">18</text:span> %}</text:p>
      <text:p text:style-name="P92">Vous êtes un adulte</text:p>
      <text:p text:style-name="P92">{% <text:span text:style-name="T31">else</text:span> %}</text:p>
      <text:p text:style-name="P92">Vous êtes un enfant</text:p>
      <text:p text:style-name="P92">{% <text:span text:style-name="T31">endif</text:span> %}</text:p>
      <text:p text:style-name="P28"/>
      <text:p text:style-name="P92"><text:span text:style-name="T95">&lt;</text:span><text:span text:style-name="T11">ul</text:span><text:span text:style-name="T95">&gt;</text:span></text:p>
      <text:p text:style-name="P92">{% <text:span text:style-name="T31">for</text:span> <text:span text:style-name="T20">personne</text:span> <text:span text:style-name="T52">in</text:span> <text:span text:style-name="T20">prenoms</text:span> %}</text:p>
      <text:p text:style-name="P92"><text:span text:style-name="T95">&lt;</text:span><text:span text:style-name="T11">li</text:span><text:span text:style-name="T95">&gt;</text:span>{{ <text:span text:style-name="T20">personne</text:span> | <text:span text:style-name="T20">upper</text:span> }}<text:span text:style-name="T95">&lt;/</text:span><text:span text:style-name="T11">li</text:span><text:span text:style-name="T95">&gt;</text:span></text:p>
      <text:p text:style-name="P92">{% <text:span text:style-name="T31">endfor</text:span> %}</text:p>
      <text:p text:style-name="P92"><text:span text:style-name="T95">&lt;/</text:span><text:span text:style-name="T11">ul</text:span><text:span text:style-name="T95">&gt;</text:span></text:p>
      <text:p text:style-name="P28"/>
      <text:p text:style-name="P92"><text:span text:style-name="T95">&lt;</text:span><text:span text:style-name="T11">ul</text:span><text:span text:style-name="T95">&gt;</text:span></text:p>
      <text:p text:style-name="P92"><text:soft-page-break/>{% <text:span text:style-name="T31">for</text:span> <text:span text:style-name="T20">i</text:span> <text:span text:style-name="T52">in</text:span> <text:span text:style-name="T38">1</text:span><text:span text:style-name="T52">..</text:span><text:span text:style-name="T38">10</text:span> %}</text:p>
      <text:p text:style-name="P92"><text:span text:style-name="T95">&lt;</text:span><text:span text:style-name="T11">li</text:span><text:span text:style-name="T95">&gt;</text:span>Numéro {{ <text:span text:style-name="T20">i</text:span> }}<text:span text:style-name="T95">&lt;/</text:span><text:span text:style-name="T11">li</text:span><text:span text:style-name="T95">&gt;</text:span></text:p>
      <text:p text:style-name="P92">{% <text:span text:style-name="T31">endfor</text:span> %}</text:p>
      <text:p text:style-name="P92"><text:span text:style-name="T95">&lt;/</text:span><text:span text:style-name="T11">ul</text:span><text:span text:style-name="T95">&gt;</text:span></text:p>
      <text:p text:style-name="P50"/>
      <text:p text:style-name="P50"/>
      <text:h text:style-name="P80" text:outline-level="1">Exercice #01 : Boucle for et if</text:h>
      <text:p text:style-name="P50">-<text:span text:style-name="T97">ajouter ce code dans le fichier src/Controller/HelloController,php ⇒</text:span></text:p>
      <text:p text:style-name="P103"><text:span text:style-name="T11">public</text:span><text:span text:style-name="T52"> </text:span><text:span text:style-name="T11">function</text:span><text:span text:style-name="T52"> </text:span><text:span text:style-name="T5">hello</text:span><text:span text:style-name="T52">(</text:span><text:span text:style-name="T20">$prenom</text:span><text:span text:style-name="T52">, </text:span><text:span text:style-name="T32">Environment</text:span><text:span text:style-name="T52"> </text:span><text:span text:style-name="T20">$twig</text:span><text:span text:style-name="T52">){</text:span></text:p>
      <text:p text:style-name="P92"><text:span text:style-name="T20">$html</text:span><text:span text:style-name="T52"> = </text:span><text:span text:style-name="T20">$twig</text:span><text:span text:style-name="T52">-&gt;</text:span><text:span text:style-name="T5">render</text:span><text:span text:style-name="T52">(</text:span><text:span text:style-name="T27">'hello.html.twig'</text:span><text:span text:style-name="T52">,</text:span></text:p>
      <text:p text:style-name="P92"><text:span text:style-name="T52">[ </text:span><text:span text:style-name="T27">'prenom'</text:span><text:span text:style-name="T52">=&gt;</text:span><text:span text:style-name="T20">$prenom</text:span><text:span text:style-name="T52">,</text:span></text:p>
      <text:p text:style-name="P92"><text:span text:style-name="T27">'ages'</text:span><text:span text:style-name="T52"> =&gt; [</text:span></text:p>
      <text:p text:style-name="P92"><text:span text:style-name="T38">12</text:span><text:span text:style-name="T52">,</text:span></text:p>
      <text:p text:style-name="P92"><text:span text:style-name="T38">18</text:span><text:span text:style-name="T52">,</text:span></text:p>
      <text:p text:style-name="P92"><text:span text:style-name="T38">29</text:span><text:span text:style-name="T52">,</text:span></text:p>
      <text:p text:style-name="P121">15</text:p>
      <text:p text:style-name="P12">]</text:p>
      <text:p text:style-name="P12">]);</text:p>
      <text:p text:style-name="P92"><text:span text:style-name="T31">return</text:span><text:span text:style-name="T52"> </text:span><text:span text:style-name="T11">new</text:span><text:span text:style-name="T52"> </text:span><text:span text:style-name="T32">Response</text:span><text:span text:style-name="T52">(</text:span><text:span text:style-name="T20">$html</text:span><text:span text:style-name="T52">);</text:span></text:p>
      <text:p text:style-name="P12">}</text:p>
      <text:p text:style-name="P50">- <text:span text:style-name="T97">ajouter ce code dans le fichier templates/hello.html.twig ⇒</text:span></text:p>
      <text:p text:style-name="P103"><text:span text:style-name="T95">&lt;</text:span><text:span text:style-name="T11">ul</text:span><text:span text:style-name="T95">&gt;</text:span></text:p>
      <text:p text:style-name="P92">{% <text:span text:style-name="T31">for</text:span> <text:span text:style-name="T20">age</text:span> <text:span text:style-name="T52">in</text:span> <text:span text:style-name="T20">ages</text:span> %}</text:p>
      <text:p text:style-name="P92">{% <text:span text:style-name="T31">if</text:span> <text:span text:style-name="T20">age</text:span> <text:span text:style-name="T52">&gt;=</text:span> <text:span text:style-name="T38">18</text:span> %}</text:p>
      <text:p text:style-name="P92"><text:span text:style-name="T95">&lt;</text:span><text:span text:style-name="T11">li</text:span><text:span text:style-name="T95">&gt;</text:span>Adulte<text:span text:style-name="T95">&lt;/</text:span><text:span text:style-name="T11">li</text:span><text:span text:style-name="T95">&gt;</text:span></text:p>
      <text:p text:style-name="P92">{% <text:span text:style-name="T31">else</text:span> %}</text:p>
      <text:p text:style-name="P92"><text:span text:style-name="T95">&lt;</text:span><text:span text:style-name="T11">li</text:span><text:span text:style-name="T95">&gt;</text:span>Enfant<text:span text:style-name="T95">&lt;/</text:span><text:span text:style-name="T11">li</text:span><text:span text:style-name="T95">&gt;</text:span></text:p>
      <text:p text:style-name="P92">{% <text:span text:style-name="T31">endif</text:span> %}</text:p>
      <text:p text:style-name="P92">{% <text:span text:style-name="T31">endfor</text:span> %}</text:p>
      <text:p text:style-name="P92"><text:span text:style-name="T95">&lt;/</text:span><text:span text:style-name="T11">ul</text:span><text:span text:style-name="T95">&gt;</text:span></text:p>
      <text:p text:style-name="P50"/>
      <text:h text:style-name="P80" text:outline-level="1"/>
      <text:h text:style-name="P80" text:outline-level="1"/>
      <text:h text:style-name="P80" text:outline-level="1">Twig : Exploiter des tableaux associatifs ou des objets</text:h>
      <text:p text:style-name="P51">- ajouter ce code dans le fichier src/Controller/HelloController.php ⇒</text:p>
      <text:p text:style-name="P104"><text:span text:style-name="T11">public</text:span><text:span text:style-name="T52"> </text:span><text:span text:style-name="T11">function</text:span><text:span text:style-name="T52"> </text:span><text:span text:style-name="T5">hello</text:span><text:span text:style-name="T52">(</text:span><text:span text:style-name="T20">$prenom</text:span><text:span text:style-name="T52">, </text:span><text:span text:style-name="T32">Environment</text:span><text:span text:style-name="T52"> </text:span><text:span text:style-name="T20">$twig</text:span><text:span text:style-name="T52">){</text:span></text:p>
      <text:p text:style-name="P92"><text:span text:style-name="T20">$html</text:span><text:span text:style-name="T52"> = </text:span><text:span text:style-name="T20">$twig</text:span><text:span text:style-name="T52">-&gt;</text:span><text:span text:style-name="T5">render</text:span><text:span text:style-name="T52">(</text:span><text:span text:style-name="T27">'hello.html.twig'</text:span><text:span text:style-name="T52">,</text:span></text:p>
      <text:p text:style-name="P92"><text:span text:style-name="T52">[ </text:span><text:span text:style-name="T27">'prenom'</text:span><text:span text:style-name="T52">=&gt;</text:span><text:span text:style-name="T20">$prenom</text:span><text:span text:style-name="T52">,</text:span></text:p>
      <text:p text:style-name="P92"><text:span text:style-name="T27">'formateur'</text:span><text:span text:style-name="T52"> =&gt; [</text:span></text:p>
      <text:p text:style-name="P92"><text:span text:style-name="T27">'prenom'</text:span><text:span text:style-name="T52"> =&gt; </text:span><text:span text:style-name="T27">'Lior'</text:span><text:span text:style-name="T52">,</text:span></text:p>
      <text:p text:style-name="P92"><text:span text:style-name="T27">'nom'</text:span><text:span text:style-name="T52"> =&gt; </text:span><text:span text:style-name="T27">'Chamla'</text:span><text:span text:style-name="T52">,</text:span></text:p>
      <text:p text:style-name="P92"><text:span text:style-name="T27">'age'</text:span><text:span text:style-name="T52"> =&gt; </text:span><text:span text:style-name="T38">33</text:span></text:p>
      <text:p text:style-name="P12">]</text:p>
      <text:p text:style-name="P12">]);</text:p>
      <text:p text:style-name="P92"><text:span text:style-name="T31">return</text:span><text:span text:style-name="T52"> </text:span><text:span text:style-name="T11">new</text:span><text:span text:style-name="T52"> </text:span><text:span text:style-name="T32">Response</text:span><text:span text:style-name="T52">(</text:span><text:span text:style-name="T20">$html</text:span><text:span text:style-name="T52">);</text:span></text:p>
      <text:p text:style-name="P12"><text:soft-page-break/>}</text:p>
      <text:p text:style-name="P51">- ajouter ce code dans le fichier templates/hello.html.twig ⇒</text:p>
      <text:p text:style-name="P104"><text:span text:style-name="T95">&lt;</text:span><text:span text:style-name="T11">p</text:span><text:span text:style-name="T95">&gt;</text:span>Mon formateur s'appelle {{ <text:span text:style-name="T20">formateur</text:span>.<text:span text:style-name="T20">prenom</text:span> }} {{ <text:span text:style-name="T20">formateur</text:span>.<text:span text:style-name="T20">nom</text:span>}} et il a {{<text:span text:style-name="T20">formateur</text:span>.<text:span text:style-name="T20">age</text:span>}} ans ! <text:span text:style-name="T95">&lt;/</text:span><text:span text:style-name="T11">p</text:span><text:span text:style-name="T95">&gt;</text:span></text:p>
      <text:p text:style-name="P51"/>
      <text:p text:style-name="P51"/>
      <text:p text:style-name="P51"/>
      <text:p text:style-name="P51"/>
      <text:p text:style-name="P51"/>
      <text:h text:style-name="P81" text:outline-level="1">Twig : Héritage de templates et système de blocks</text:h>
      <text:p text:style-name="P51">- <text:span text:style-name="T98">ajouter ce code dans le fichier templates/Hello.html.twig ⇒</text:span></text:p>
      <text:p text:style-name="P104">{% <text:span text:style-name="T31">extends</text:span> <text:span text:style-name="T27">"base.html.twig"</text:span> %}</text:p>
      <text:p text:style-name="P28"/>
      <text:p text:style-name="P92">{% <text:span text:style-name="T31">block</text:span> <text:span text:style-name="T20">body</text:span> %}</text:p>
      <text:p text:style-name="P92"><text:span text:style-name="T95">&lt;</text:span><text:span text:style-name="T11">h1</text:span><text:span text:style-name="T95">&gt;</text:span>Hello {{<text:span text:style-name="T20">prenom</text:span>}} ! <text:span text:style-name="T95">&lt;/</text:span><text:span text:style-name="T11">h1</text:span><text:span text:style-name="T95">&gt;</text:span></text:p>
      <text:p text:style-name="P92">{% <text:span text:style-name="T31">endblock</text:span> %}</text:p>
      <text:p text:style-name="P28"/>
      <text:p text:style-name="P92">{% <text:span text:style-name="T31">block</text:span> <text:span text:style-name="T20">title</text:span> %}</text:p>
      <text:p text:style-name="P92">Hello {{ <text:span text:style-name="T20">prenom</text:span> }}</text:p>
      <text:p text:style-name="P92">{% <text:span text:style-name="T31">endblock</text:span> %}</text:p>
      <text:p text:style-name="P51"/>
      <text:p text:style-name="P51"/>
      <text:p text:style-name="P51"/>
      <text:h text:style-name="P81" text:outline-level="1">Twig : Inclusions de templates</text:h>
      <text:p text:style-name="P51">- <text:span text:style-name="T99">ajouter ce code dans le fichier src/Controller/HelloController.php ⇒</text:span></text:p>
      <text:p text:style-name="P104"><text:span text:style-name="T27">'formateur2'</text:span><text:span text:style-name="T52"> =&gt; [</text:span></text:p>
      <text:p text:style-name="P92"><text:span text:style-name="T27">'nom'</text:span><text:span text:style-name="T52"> =&gt; </text:span><text:span text:style-name="T27">'Jérome'</text:span><text:span text:style-name="T52">,</text:span></text:p>
      <text:p text:style-name="P92"><text:span text:style-name="T27">'prenom'</text:span><text:span text:style-name="T52"> =&gt; </text:span><text:span text:style-name="T27">'Duponot'</text:span></text:p>
      <text:p text:style-name="P12">]</text:p>
      <text:p text:style-name="P51">- <text:span text:style-name="T99">ajouter ce code dans le fichier templates/hello.html.twig ⇒</text:span></text:p>
      <text:p text:style-name="P104">{% <text:span text:style-name="T31">include</text:span> <text:span text:style-name="T27">"_formateur.html.twig"</text:span> <text:span text:style-name="T31">with</text:span> {<text:span text:style-name="T27">"formateur"</text:span>: <text:span text:style-name="T20">formateur1</text:span>} %}</text:p>
      <text:p text:style-name="P92">{% <text:span text:style-name="T31">include</text:span> <text:span text:style-name="T27">"_formateur.html.twig"</text:span> <text:span text:style-name="T31">with</text:span> {<text:span text:style-name="T27">"formateur"</text:span>: <text:span text:style-name="T20">formateur2</text:span>} %}</text:p>
      <text:p text:style-name="P51"/>
      <text:p text:style-name="P51">- <text:span text:style-name="T99">n’oublier pas de créer le fichier templates/_formateur.html.twig , avec ce contenu ⇒</text:span></text:p>
      <text:p text:style-name="P104"><text:span text:style-name="T95">&lt;</text:span><text:span text:style-name="T11">p</text:span><text:span text:style-name="T95">&gt;</text:span></text:p>
      <text:p text:style-name="P92"><text:span text:style-name="T95">&lt;</text:span><text:span text:style-name="T11">strong</text:span><text:span text:style-name="T95">&gt;</text:span> {{ <text:span text:style-name="T20">formateur</text:span>.<text:span text:style-name="T20">prenom</text:span> }}<text:span text:style-name="T95">&lt;/</text:span><text:span text:style-name="T11">strong</text:span><text:span text:style-name="T95">&gt;</text:span></text:p>
      <text:p text:style-name="P92">{{ <text:span text:style-name="T20">formateur</text:span>.<text:span text:style-name="T20">nom</text:span> }}</text:p>
      <text:p text:style-name="P92"><text:span text:style-name="T95">&lt;/</text:span><text:span text:style-name="T11">p</text:span><text:span text:style-name="T95">&gt;</text:span></text:p>
      <text:p text:style-name="P51"/>
      <text:p text:style-name="P51"/>
      <text:p text:style-name="P51"/>
      <text:h text:style-name="P81" text:outline-level="1">Découverte de la classe AbstractController</text:h>
      <text:p text:style-name="P52">- <text:span text:style-name="T100">utilisation de la fonction render de la fichier AbstractController</text:span></text:p>
      <text:p text:style-name="P52">- <text:span text:style-name="T100">ajouter ce code dans le fichier src/Controller/HelloController,php ⇒</text:span></text:p>
      <text:p text:style-name="P27">/**</text:p>
      <text:p text:style-name="P23">* @Route("/example", name="example")</text:p>
      <text:p text:style-name="P23"><text:soft-page-break/>*/</text:p>
      <text:p text:style-name="P92"><text:span text:style-name="T11">public</text:span><text:span text:style-name="T52"> </text:span><text:span text:style-name="T11">function</text:span><text:span text:style-name="T52"> </text:span><text:span text:style-name="T5">example</text:span><text:span text:style-name="T52">()</text:span></text:p>
      <text:p text:style-name="P12">{</text:p>
      <text:p text:style-name="P92"><text:span text:style-name="T31">return</text:span><text:span text:style-name="T52"> </text:span><text:span text:style-name="T11">$this</text:span><text:span text:style-name="T52">-&gt;</text:span><text:span text:style-name="T5">render</text:span><text:span text:style-name="T52">(</text:span><text:span text:style-name="T27">'example.html.twig'</text:span><text:span text:style-name="T52">, [</text:span></text:p>
      <text:p text:style-name="P92"><text:span text:style-name="T27">'age'</text:span><text:span text:style-name="T52"> =&gt; </text:span><text:span text:style-name="T38">35</text:span></text:p>
      <text:p text:style-name="P12">]);</text:p>
      <text:p text:style-name="P12">}</text:p>
      <text:p text:style-name="P54">- créer le fichier example,html,twig avec ce code ⇒</text:p>
      <text:p text:style-name="P105">{% <text:span text:style-name="T31">extends</text:span> <text:span text:style-name="T27">"base.html.twig"</text:span> %}</text:p>
      <text:p text:style-name="P28"/>
      <text:p text:style-name="P92">{% <text:span text:style-name="T31">block</text:span> <text:span text:style-name="T20">body</text:span> %}</text:p>
      <text:p text:style-name="P92">Votre age est {{ <text:span text:style-name="T20">age</text:span> }}</text:p>
      <text:p text:style-name="P92">{% <text:span text:style-name="T31">endblock</text:span> %}</text:p>
      <text:p text:style-name="P54"/>
      <text:p text:style-name="P54"/>
      <text:h text:style-name="P82" text:outline-level="1">Twig : créons ensemble la page d'accueil du site</text:h>
      <text:p text:style-name="P83">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6">- <text:span text:style-name="T101">créer le fichier src/Controller/HomeController,php ⇒</text:span></text:p>
      <text:p text:style-name="P21">&lt;?php</text:p>
      <text:p text:style-name="P28"/>
      <text:p text:style-name="P92"><text:span text:style-name="T11">namespace</text:span><text:span text:style-name="T52"> </text:span><text:span text:style-name="T32">App\Controller</text:span><text:span text:style-name="T52">;</text:span></text:p>
      <text:p text:style-name="P28"/>
      <text:p text:style-name="P92"><text:span text:style-name="T11">use</text:span><text:span text:style-name="T52"> Symfony\Bundle\FrameworkBundle\Controller\</text:span><text:span text:style-name="T32">AbstractController</text:span><text:span text:style-name="T52">;</text:span></text:p>
      <text:p text:style-name="P92"><text:span text:style-name="T11">use</text:span><text:span text:style-name="T52"> Symfony\Component\Routing\Annotation\</text:span><text:span text:style-name="T32">Route</text:span><text:span text:style-name="T52">;</text:span></text:p>
      <text:p text:style-name="P28"/>
      <text:p text:style-name="P92"><text:span text:style-name="T11">class</text:span><text:span text:style-name="T52"> </text:span><text:span text:style-name="T32">HomeController</text:span><text:span text:style-name="T52"> </text:span><text:span text:style-name="T11">extends</text:span><text:span text:style-name="T52"> </text:span><text:span text:style-name="T32">AbstractController</text:span><text:span text:style-name="T52"> {</text:span></text:p>
      <text:p text:style-name="P28"/>
      <text:p text:style-name="P23">/**</text:p>
      <text:p text:style-name="P23">* @Route("/", name="homepage")</text:p>
      <text:p text:style-name="P23">*/</text:p>
      <text:p text:style-name="P92"><text:span text:style-name="T11">public</text:span><text:span text:style-name="T52"> </text:span><text:span text:style-name="T11">function</text:span><text:span text:style-name="T52"> </text:span><text:span text:style-name="T5">homepage</text:span><text:span text:style-name="T52">(){</text:span></text:p>
      <text:p text:style-name="P28"/>
      <text:p text:style-name="P92"><text:span text:style-name="T31">return</text:span><text:span text:style-name="T52"> </text:span><text:span text:style-name="T11">$this</text:span><text:span text:style-name="T52">-&gt;</text:span><text:span text:style-name="T5">render</text:span><text:span text:style-name="T52">(</text:span><text:span text:style-name="T27">'home.html.twig'</text:span><text:span text:style-name="T52">);</text:span></text:p>
      <text:p text:style-name="P12">}</text:p>
      <text:p text:style-name="P12">}</text:p>
      <text:p text:style-name="P56">- <text:span text:style-name="T101">créer le fichier templates/home,html,twig avec ce contenu ⇒</text:span></text:p>
      <text:p text:style-name="P106">{% <text:span text:style-name="T31">extends</text:span> <text:span text:style-name="T27">"base.html.twig"</text:span> %}</text:p>
      <text:p text:style-name="P28"/>
      <text:p text:style-name="P92">{% <text:span text:style-name="T31">block</text:span> <text:span text:style-name="T20">body</text:span> %}</text:p>
      <text:p text:style-name="P92"><text:span text:style-name="T95">&lt;</text:span><text:span text:style-name="T11">div</text:span> <text:span text:style-name="T20">class</text:span>=<text:span text:style-name="T27">"container"</text:span><text:span text:style-name="T95">&gt;</text:span></text:p>
      <text:p text:style-name="P92"><text:span text:style-name="T95">&lt;</text:span><text:span text:style-name="T11">h1</text:span><text:span text:style-name="T95">&gt;</text:span>Nos produits phares<text:span text:style-name="T95">&lt;/</text:span><text:span text:style-name="T11">h1</text:span><text:span text:style-name="T95">&gt;</text:span></text:p>
      <text:p text:style-name="P92"><text:span text:style-name="T95">&lt;</text:span><text:span text:style-name="T11">div</text:span> <text:span text:style-name="T20">class</text:span>=<text:span text:style-name="T27">"row"</text:span><text:span text:style-name="T95">&gt;</text:span></text:p>
      <text:p text:style-name="P92">{% <text:span text:style-name="T31">for</text:span> <text:span text:style-name="T20">i</text:span> <text:span text:style-name="T52">in</text:span> <text:span text:style-name="T38">1</text:span><text:span text:style-name="T52">..</text:span><text:span text:style-name="T38">3</text:span> %}</text:p>
      <text:p text:style-name="P92"><text:span text:style-name="T95">&lt;</text:span><text:span text:style-name="T11">div</text:span> <text:span text:style-name="T20">class</text:span>=<text:span text:style-name="T27">"col"</text:span><text:span text:style-name="T95">&gt;</text:span></text:p>
      <text:p text:style-name="P92"><text:soft-page-break/><text:span text:style-name="T95">&lt;</text:span><text:span text:style-name="T11">div</text:span> <text:span text:style-name="T20">class</text:span>=<text:span text:style-name="T27">"card"</text:span><text:span text:style-name="T95">&gt;</text:span></text:p>
      <text:p text:style-name="P92"><text:span text:style-name="T95">&lt;</text:span><text:span text:style-name="T11">img</text:span> <text:span text:style-name="T20">src</text:span>=<text:span text:style-name="T27">"https://picsum.photos/400/400"</text:span> <text:span text:style-name="T20">class</text:span>=<text:span text:style-name="T27">"img-fluid"</text:span> <text:span text:style-name="T20">alt</text:span>=<text:span text:style-name="T27">"Image du produit"</text:span> <text:span text:style-name="T95">&gt;</text:span></text:p>
      <text:p text:style-name="P92"><text:span text:style-name="T95">&lt;</text:span><text:span text:style-name="T11">div</text:span> <text:span text:style-name="T20">class</text:span>=<text:span text:style-name="T27">"card-body"</text:span><text:span text:style-name="T95">&gt;</text:span></text:p>
      <text:p text:style-name="P92"><text:span text:style-name="T95">&lt;</text:span><text:span text:style-name="T11">h4</text:span> <text:span text:style-name="T20">class</text:span>=<text:span text:style-name="T27">"card-title"</text:span><text:span text:style-name="T95">&gt;</text:span>Superbe Chaise en Bois<text:span text:style-name="T95">&lt;/</text:span><text:span text:style-name="T11">h4</text:span><text:span text:style-name="T95">&gt;</text:span></text:p>
      <text:p text:style-name="P92"><text:span text:style-name="T95">&lt;</text:span><text:span text:style-name="T11">p</text:span> <text:span text:style-name="T20">class</text:span>=<text:span text:style-name="T27">"card-text"</text:span><text:span text:style-name="T95">&gt;</text:span>Lorem ipsum, dolor sit amet consectetur adipisicing elit. Blanditiis, sapiente tenetur consequatur quia, repellendus excepturi repudiandae laboriosam ab quidem, incidunt totam ipsum voluptas doloremque. Ex id sed distinctio exercitationem dolores!<text:span text:style-name="T95">&lt;/</text:span><text:span text:style-name="T11">p</text:span><text:span text:style-name="T95">&gt;</text:span></text:p>
      <text:p text:style-name="P92"><text:span text:style-name="T95">&lt;</text:span><text:span text:style-name="T11">a</text:span> <text:span text:style-name="T20">href</text:span>=<text:span text:style-name="T27">"#"</text:span> <text:span text:style-name="T20">class</text:span>=<text:span text:style-name="T27">"btn btn-primary btn-sm"</text:span><text:span text:style-name="T95">&gt;</text:span>Détails<text:span text:style-name="T95">&lt;/</text:span><text:span text:style-name="T11">a</text:span><text:span text:style-name="T95">&gt;</text:span></text:p>
      <text:p text:style-name="P92"><text:span text:style-name="T95">&lt;</text:span><text:span text:style-name="T11">a</text:span> <text:span text:style-name="T20">href</text:span>=<text:span text:style-name="T27">"#"</text:span> <text:span text:style-name="T20">class</text:span>=<text:span text:style-name="T27">"btn btn-success btn-sm"</text:span><text:span text:style-name="T95">&gt;</text:span>Ajouter<text:span text:style-name="T95">&lt;/</text:span><text:span text:style-name="T11">a</text:span><text:span text:style-name="T95">&gt;</text:span></text:p>
      <text:p text:style-name="P92"><text:span text:style-name="T95">&lt;/</text:span><text:span text:style-name="T11">div</text:span><text:span text:style-name="T95">&gt;</text:span></text:p>
      <text:p text:style-name="P92"><text:span text:style-name="T95">&lt;/</text:span><text:span text:style-name="T11">div</text:span><text:span text:style-name="T95">&gt;</text:span></text:p>
      <text:p text:style-name="P92"><text:span text:style-name="T95">&lt;/</text:span><text:span text:style-name="T11">div</text:span><text:span text:style-name="T95">&gt;</text:span></text:p>
      <text:p text:style-name="P92">{% <text:span text:style-name="T31">endfor</text:span> %}</text:p>
      <text:p text:style-name="P92"><text:span text:style-name="T95">&lt;/</text:span><text:span text:style-name="T11">div</text:span><text:span text:style-name="T95">&gt;</text:span></text:p>
      <text:p text:style-name="P92"><text:span text:style-name="T95">&lt;</text:span><text:span text:style-name="T11">hr</text:span><text:span text:style-name="T95">&gt;</text:span></text:p>
      <text:p text:style-name="P28"/>
      <text:p text:style-name="P92"><text:span text:style-name="T95">&lt;</text:span><text:span text:style-name="T11">h2</text:span><text:span text:style-name="T95">&gt;</text:span>Un service irreporchable<text:span text:style-name="T95">&lt;/</text:span><text:span text:style-name="T11">h2</text:span><text:span text:style-name="T95">&gt;</text:span></text:p>
      <text:p text:style-name="P92"><text:span text:style-name="T95">&lt;</text:span><text:span text:style-name="T11">p</text:span><text:span text:style-name="T95">&gt;</text:span>Lorem ipsum dolor sit amet consectetur, adipisicing elit. Voluptates suscipit est necessitatibus doloribus tempore id.<text:span text:style-name="T95">&lt;/</text:span><text:span text:style-name="T11">p</text:span><text:span text:style-name="T95">&gt;</text:span></text:p>
      <text:p text:style-name="P28"/>
      <text:p text:style-name="P92"><text:span text:style-name="T95">&lt;</text:span><text:span text:style-name="T11">div</text:span> <text:span text:style-name="T20">class</text:span>=<text:span text:style-name="T27">"row"</text:span><text:span text:style-name="T95">&gt;</text:span></text:p>
      <text:p text:style-name="P92">{% <text:span text:style-name="T31">include</text:span> <text:span text:style-name="T27">"shared/_assurance.html.twig"</text:span> <text:span text:style-name="T31">with</text:span> {</text:p>
      <text:p text:style-name="P92"><text:span text:style-name="T27">'color'</text:span>: <text:span text:style-name="T27">'primary'</text:span>,</text:p>
      <text:p text:style-name="P92"><text:span text:style-name="T27">'icone'</text:span>: <text:span text:style-name="T27">'fas fa-truck'</text:span>,</text:p>
      <text:p text:style-name="P92"><text:span text:style-name="T27">'text'</text:span>: <text:span text:style-name="T27">"Lorem ipsum dolor sit amet consectetur adipisicing elit. Ad voluptatem eius enim nostrum quas tempore?"</text:span></text:p>
      <text:p text:style-name="P92">}</text:p>
      <text:p text:style-name="P92">%}</text:p>
      <text:p text:style-name="P92">{% <text:span text:style-name="T31">include</text:span> <text:span text:style-name="T27">"shared/_assurance.html.twig"</text:span> <text:span text:style-name="T31">with</text:span> {</text:p>
      <text:p text:style-name="P92"><text:span text:style-name="T27">'color'</text:span>: <text:span text:style-name="T27">'success'</text:span>,</text:p>
      <text:p text:style-name="P92"><text:span text:style-name="T27">'icone'</text:span>: <text:span text:style-name="T27">'fas fa-check'</text:span>,</text:p>
      <text:p text:style-name="P92"><text:span text:style-name="T27">'text'</text:span>: <text:span text:style-name="T27">"Lorem ipsum dolor sit amet consectetur adipisicing elit. Ad voluptatem eius enim nostrum quas tempore?"</text:span></text:p>
      <text:p text:style-name="P92">}</text:p>
      <text:p text:style-name="P92">%}</text:p>
      <text:p text:style-name="P92">{% <text:span text:style-name="T31">include</text:span> <text:span text:style-name="T27">"shared/_assurance.html.twig"</text:span> <text:span text:style-name="T31">with</text:span> {</text:p>
      <text:p text:style-name="P92"><text:span text:style-name="T27">'color'</text:span>: <text:span text:style-name="T27">'warning'</text:span>,</text:p>
      <text:p text:style-name="P92"><text:span text:style-name="T27">'icone'</text:span>: <text:span text:style-name="T27">'fas fa-lock'</text:span>,</text:p>
      <text:p text:style-name="P92"><text:span text:style-name="T27">'text'</text:span>: <text:span text:style-name="T27">"Lorem ipsum dolor sit amet consectetur adipisicing elit. Ad voluptatem eius enim nostrum quas tempore?"</text:span></text:p>
      <text:p text:style-name="P92">}</text:p>
      <text:p text:style-name="P92">%}</text:p>
      <text:p text:style-name="P92"><text:span text:style-name="T95">&lt;/</text:span><text:span text:style-name="T11">div</text:span><text:span text:style-name="T95">&gt;</text:span></text:p>
      <text:p text:style-name="P92"><text:span text:style-name="T95">&lt;/</text:span><text:span text:style-name="T11">div</text:span><text:span text:style-name="T95">&gt;</text:span></text:p>
      <text:p text:style-name="P92">{% <text:span text:style-name="T31">endblock</text:span> %}</text:p>
      <text:p text:style-name="P28"/>
      <text:p text:style-name="P92">{% <text:span text:style-name="T31">block</text:span> <text:span text:style-name="T20">title</text:span> %}</text:p>
      <text:p text:style-name="P92">Accueil</text:p>
      <text:p text:style-name="P92">{% <text:span text:style-name="T31">endblock</text:span> %}</text:p>
      <text:p text:style-name="P56"/>
      <text:p text:style-name="P56"><text:soft-page-break/>- <text:span text:style-name="T101">créer le fichier src/shared/_assurance,html,twig avec ce contenu ⇒</text:span></text:p>
      <text:p text:style-name="P106"><text:span text:style-name="T95">&lt;</text:span><text:span text:style-name="T11">div</text:span> <text:span text:style-name="T20">class</text:span>=<text:span text:style-name="T27">"col"</text:span><text:span text:style-name="T95">&gt;</text:span></text:p>
      <text:p text:style-name="P92"><text:span text:style-name="T95">&lt;</text:span><text:span text:style-name="T11">div</text:span> <text:span text:style-name="T20">class</text:span>=<text:span text:style-name="T27">"card bg-{{</text:span><text:span text:style-name="T20">color</text:span><text:span text:style-name="T27"> }} text-white text-center"</text:span><text:span text:style-name="T95">&gt;</text:span></text:p>
      <text:p text:style-name="P92"><text:span text:style-name="T95">&lt;</text:span><text:span text:style-name="T11">div</text:span> <text:span text:style-name="T20">class</text:span>=<text:span text:style-name="T27">"card-body"</text:span><text:span text:style-name="T95">&gt;</text:span></text:p>
      <text:p text:style-name="P92"><text:span text:style-name="T95">&lt;</text:span><text:span text:style-name="T11">i</text:span> <text:span text:style-name="T20">class</text:span>=<text:span text:style-name="T27">"{{</text:span><text:span text:style-name="T20">icone</text:span><text:span text:style-name="T27">}} fa-2x mb-3"</text:span><text:span text:style-name="T95">&gt;&lt;/</text:span><text:span text:style-name="T11">i</text:span><text:span text:style-name="T95">&gt;</text:span></text:p>
      <text:p text:style-name="P92"><text:span text:style-name="T95">&lt;</text:span><text:span text:style-name="T11">p</text:span> <text:span text:style-name="T20">class</text:span>=<text:span text:style-name="T27">"card-text"</text:span><text:span text:style-name="T95">&gt;</text:span>{{ <text:span text:style-name="T20">text</text:span> }}<text:span text:style-name="T95">&lt;/</text:span><text:span text:style-name="T11">p</text:span><text:span text:style-name="T95">&gt;</text:span></text:p>
      <text:p text:style-name="P92"><text:span text:style-name="T95">&lt;/</text:span><text:span text:style-name="T11">div</text:span><text:span text:style-name="T95">&gt;</text:span></text:p>
      <text:p text:style-name="P92"><text:span text:style-name="T95">&lt;/</text:span><text:span text:style-name="T11">div</text:span><text:span text:style-name="T95">&gt;</text:span></text:p>
      <text:p text:style-name="P92"><text:span text:style-name="T95">&lt;/</text:span><text:span text:style-name="T11">div</text:span><text:span text:style-name="T95">&gt;</text:span></text:p>
      <text:p text:style-name="P56"/>
      <text:p text:style-name="P56"/>
      <text:h text:style-name="P84" text:outline-level="1">Twig : créons une barre de navigation</text:h>
      <text:p text:style-name="P56">-<text:span text:style-name="T102">créer le fichier templates/shared/_navbar.html,twig avec ce contenu ⇒</text:span></text:p>
      <text:p text:style-name="P106"><text:span text:style-name="T95">&lt;</text:span><text:span text:style-name="T11">nav</text:span> <text:span text:style-name="T20">class</text:span>=<text:span text:style-name="T27">"navbar navbar-expand-lg bg-body-tertiary"</text:span><text:span text:style-name="T95">&gt;</text:span></text:p>
      <text:p text:style-name="P92"><text:span text:style-name="T95">&lt;</text:span><text:span text:style-name="T11">div</text:span> <text:span text:style-name="T20">class</text:span>=<text:span text:style-name="T27">"container-fluid"</text:span><text:span text:style-name="T95">&gt;</text:span></text:p>
      <text:p text:style-name="P92"><text:span text:style-name="T95">&lt;</text:span><text:span text:style-name="T11">a</text:span> <text:span text:style-name="T20">class</text:span>=<text:span text:style-name="T27">"navbar-brand"</text:span> <text:span text:style-name="T20">href</text:span>=<text:span text:style-name="T27">"#"</text:span><text:span text:style-name="T95">&gt;</text:span>Navbar<text:span text:style-name="T95">&lt;/</text:span><text:span text:style-name="T11">a</text:span><text:span text:style-name="T95">&gt;</text:span></text:p>
      <text:p text:style-name="P92"><text:span text:style-name="T95">&lt;</text:span><text:span text:style-name="T11">button</text:span> <text:span text:style-name="T20">class</text:span>=<text:span text:style-name="T27">"navbar-toggler"</text:span> <text:span text:style-name="T20">type</text:span>=<text:span text:style-name="T27">"button"</text:span> <text:span text:style-name="T20">data-bs-toggle</text:span>=<text:span text:style-name="T27">"collapse"</text:span> <text:span text:style-name="T20">data-bs-target</text:span>=<text:span text:style-name="T27">"#navbarColor04"</text:span> <text:span text:style-name="T20">aria-controls</text:span>=<text:span text:style-name="T27">"navbarColor04"</text:span> <text:span text:style-name="T20">aria-expanded</text:span>=<text:span text:style-name="T27">"false"</text:span> <text:span text:style-name="T20">aria-label</text:span>=<text:span text:style-name="T27">"Toggle navigation"</text:span><text:span text:style-name="T95">&gt;</text:span></text:p>
      <text:p text:style-name="P92"><text:span text:style-name="T95">&lt;</text:span><text:span text:style-name="T11">span</text:span> <text:span text:style-name="T20">class</text:span>=<text:span text:style-name="T27">"navbar-toggler-icon"</text:span><text:span text:style-name="T95">&gt;&lt;/</text:span><text:span text:style-name="T11">span</text:span><text:span text:style-name="T95">&gt;</text:span></text:p>
      <text:p text:style-name="P92"><text:span text:style-name="T95">&lt;/</text:span><text:span text:style-name="T11">button</text:span><text:span text:style-name="T95">&gt;</text:span></text:p>
      <text:p text:style-name="P92"><text:span text:style-name="T95">&lt;</text:span><text:span text:style-name="T11">div</text:span> <text:span text:style-name="T20">class</text:span>=<text:span text:style-name="T27">"collapse navbar-collapse"</text:span> <text:span text:style-name="T20">id</text:span>=<text:span text:style-name="T27">"navbarColor04"</text:span><text:span text:style-name="T95">&gt;</text:span></text:p>
      <text:p text:style-name="P92"><text:span text:style-name="T95">&lt;</text:span><text:span text:style-name="T11">ul</text:span> <text:span text:style-name="T20">class</text:span>=<text:span text:style-name="T27">"navbar-nav me-auto"</text:span><text:span text:style-name="T95">&gt;</text:span></text:p>
      <text:p text:style-name="P92"><text:span text:style-name="T95">&lt;</text:span><text:span text:style-name="T11">li</text:span> <text:span text:style-name="T20">class</text:span>=<text:span text:style-name="T27">"nav-item"</text:span><text:span text:style-name="T95">&gt;</text:span></text:p>
      <text:p text:style-name="P92"><text:span text:style-name="T95">&lt;</text:span><text:span text:style-name="T11">a</text:span> <text:span text:style-name="T20">class</text:span>=<text:span text:style-name="T27">"nav-link active"</text:span> <text:span text:style-name="T20">href</text:span>=<text:span text:style-name="T27">"#"</text:span><text:span text:style-name="T95">&gt;</text:span>Home</text:p>
      <text:p text:style-name="P92"><text:span text:style-name="T95">&lt;</text:span><text:span text:style-name="T11">span</text:span> <text:span text:style-name="T20">class</text:span>=<text:span text:style-name="T27">"visually-hidden"</text:span><text:span text:style-name="T95">&gt;</text:span>(current)<text:span text:style-name="T95">&lt;/</text:span><text:span text:style-name="T11">span</text:span><text:span text:style-name="T95">&gt;</text:span></text:p>
      <text:p text:style-name="P92"><text:span text:style-name="T95">&lt;/</text:span><text:span text:style-name="T11">a</text:span><text:span text:style-name="T95">&gt;</text:span></text:p>
      <text:p text:style-name="P92"><text:span text:style-name="T95">&lt;/</text:span><text:span text:style-name="T11">li</text:span><text:span text:style-name="T95">&gt;</text:span></text:p>
      <text:p text:style-name="P92"><text:span text:style-name="T95">&lt;</text:span><text:span text:style-name="T11">li</text:span> <text:span text:style-name="T20">class</text:span>=<text:span text:style-name="T27">"nav-item"</text:span><text:span text:style-name="T95">&gt;</text:span></text:p>
      <text:p text:style-name="P92"><text:span text:style-name="T95">&lt;</text:span><text:span text:style-name="T11">a</text:span> <text:span text:style-name="T20">class</text:span>=<text:span text:style-name="T27">"nav-link"</text:span> <text:span text:style-name="T20">href</text:span>=<text:span text:style-name="T27">"#"</text:span><text:span text:style-name="T95">&gt;</text:span>Features<text:span text:style-name="T95">&lt;/</text:span><text:span text:style-name="T11">a</text:span><text:span text:style-name="T95">&gt;</text:span></text:p>
      <text:p text:style-name="P92"><text:span text:style-name="T95">&lt;/</text:span><text:span text:style-name="T11">li</text:span><text:span text:style-name="T95">&gt;</text:span></text:p>
      <text:p text:style-name="P92"><text:span text:style-name="T95">&lt;</text:span><text:span text:style-name="T11">li</text:span> <text:span text:style-name="T20">class</text:span>=<text:span text:style-name="T27">"nav-item"</text:span><text:span text:style-name="T95">&gt;</text:span></text:p>
      <text:p text:style-name="P92"><text:span text:style-name="T95">&lt;</text:span><text:span text:style-name="T11">a</text:span> <text:span text:style-name="T20">class</text:span>=<text:span text:style-name="T27">"nav-link"</text:span> <text:span text:style-name="T20">href</text:span>=<text:span text:style-name="T27">"#"</text:span><text:span text:style-name="T95">&gt;</text:span>Pricing<text:span text:style-name="T95">&lt;/</text:span><text:span text:style-name="T11">a</text:span><text:span text:style-name="T95">&gt;</text:span></text:p>
      <text:p text:style-name="P92"><text:span text:style-name="T95">&lt;/</text:span><text:span text:style-name="T11">li</text:span><text:span text:style-name="T95">&gt;</text:span></text:p>
      <text:p text:style-name="P92"><text:span text:style-name="T95">&lt;</text:span><text:span text:style-name="T11">li</text:span> <text:span text:style-name="T20">class</text:span>=<text:span text:style-name="T27">"nav-item"</text:span><text:span text:style-name="T95">&gt;</text:span></text:p>
      <text:p text:style-name="P92"><text:span text:style-name="T95">&lt;</text:span><text:span text:style-name="T11">a</text:span> <text:span text:style-name="T20">class</text:span>=<text:span text:style-name="T27">"nav-link"</text:span> <text:span text:style-name="T20">href</text:span>=<text:span text:style-name="T27">"#"</text:span><text:span text:style-name="T95">&gt;</text:span>About<text:span text:style-name="T95">&lt;/</text:span><text:span text:style-name="T11">a</text:span><text:span text:style-name="T95">&gt;</text:span></text:p>
      <text:p text:style-name="P92"><text:span text:style-name="T95">&lt;/</text:span><text:span text:style-name="T11">li</text:span><text:span text:style-name="T95">&gt;</text:span></text:p>
      <text:p text:style-name="P92"><text:span text:style-name="T95">&lt;</text:span><text:span text:style-name="T11">li</text:span> <text:span text:style-name="T20">class</text:span>=<text:span text:style-name="T27">"nav-item dropdown"</text:span><text:span text:style-name="T95">&gt;</text:span></text:p>
      <text:p text:style-name="P92"><text:span text:style-name="T95">&lt;</text:span><text:span text:style-name="T11">a</text:span> <text:span text:style-name="T20">class</text:span>=<text:span text:style-name="T27">"nav-link dropdown-toggle"</text:span> <text:span text:style-name="T20">data-bs-toggle</text:span>=<text:span text:style-name="T27">"dropdown"</text:span> <text:span text:style-name="T20">href</text:span>=<text:span text:style-name="T27">"#"</text:span> <text:span text:style-name="T20">role</text:span>=<text:span text:style-name="T27">"button"</text:span> <text:span text:style-name="T20">aria-haspopup</text:span>=<text:span text:style-name="T27">"true"</text:span> <text:span text:style-name="T20">aria-expanded</text:span>=<text:span text:style-name="T27">"false"</text:span><text:span text:style-name="T95">&gt;</text:span>Dropdown<text:span text:style-name="T95">&lt;/</text:span><text:span text:style-name="T11">a</text:span><text:span text:style-name="T95">&gt;</text:span></text:p>
      <text:p text:style-name="P92"><text:span text:style-name="T95">&lt;</text:span><text:span text:style-name="T11">div</text:span> <text:span text:style-name="T20">class</text:span>=<text:span text:style-name="T27">"dropdown-menu"</text:span><text:span text:style-name="T95">&gt;</text:span></text:p>
      <text:p text:style-name="P92"><text:span text:style-name="T95">&lt;</text:span><text:span text:style-name="T11">a</text:span> <text:span text:style-name="T20">class</text:span>=<text:span text:style-name="T27">"dropdown-item"</text:span> <text:span text:style-name="T20">href</text:span>=<text:span text:style-name="T27">"#"</text:span><text:span text:style-name="T95">&gt;</text:span>Action<text:span text:style-name="T95">&lt;/</text:span><text:span text:style-name="T11">a</text:span><text:span text:style-name="T95">&gt;</text:span></text:p>
      <text:p text:style-name="P92"><text:span text:style-name="T95">&lt;</text:span><text:span text:style-name="T11">a</text:span> <text:span text:style-name="T20">class</text:span>=<text:span text:style-name="T27">"dropdown-item"</text:span> <text:span text:style-name="T20">href</text:span>=<text:span text:style-name="T27">"#"</text:span><text:span text:style-name="T95">&gt;</text:span>Another action<text:span text:style-name="T95">&lt;/</text:span><text:span text:style-name="T11">a</text:span><text:span text:style-name="T95">&gt;</text:span></text:p>
      <text:p text:style-name="P92"><text:span text:style-name="T95">&lt;</text:span><text:span text:style-name="T11">a</text:span> <text:span text:style-name="T20">class</text:span>=<text:span text:style-name="T27">"dropdown-item"</text:span> <text:span text:style-name="T20">href</text:span>=<text:span text:style-name="T27">"#"</text:span><text:span text:style-name="T95">&gt;</text:span>Something else here<text:span text:style-name="T95">&lt;/</text:span><text:span text:style-name="T11">a</text:span><text:span text:style-name="T95">&gt;</text:span></text:p>
      <text:p text:style-name="P92"><text:span text:style-name="T95">&lt;</text:span><text:span text:style-name="T11">div</text:span> <text:span text:style-name="T20">class</text:span>=<text:span text:style-name="T27">"dropdown-divider"</text:span><text:span text:style-name="T95">&gt;&lt;/</text:span><text:span text:style-name="T11">div</text:span><text:span text:style-name="T95">&gt;</text:span></text:p>
      <text:p text:style-name="P92"><text:span text:style-name="T95">&lt;</text:span><text:span text:style-name="T11">a</text:span> <text:span text:style-name="T20">class</text:span>=<text:span text:style-name="T27">"dropdown-item"</text:span> <text:span text:style-name="T20">href</text:span>=<text:span text:style-name="T27">"#"</text:span><text:span text:style-name="T95">&gt;</text:span>Separated link<text:span text:style-name="T95">&lt;/</text:span><text:span text:style-name="T11">a</text:span><text:span text:style-name="T95">&gt;</text:span></text:p>
      <text:p text:style-name="P92"><text:span text:style-name="T95">&lt;/</text:span><text:span text:style-name="T11">div</text:span><text:span text:style-name="T95">&gt;</text:span></text:p>
      <text:p text:style-name="P92"><text:soft-page-break/><text:span text:style-name="T95">&lt;/</text:span><text:span text:style-name="T11">li</text:span><text:span text:style-name="T95">&gt;</text:span></text:p>
      <text:p text:style-name="P92"><text:span text:style-name="T95">&lt;/</text:span><text:span text:style-name="T11">ul</text:span><text:span text:style-name="T95">&gt;</text:span></text:p>
      <text:p text:style-name="P92"><text:span text:style-name="T95">&lt;</text:span><text:span text:style-name="T11">form</text:span> <text:span text:style-name="T20">class</text:span>=<text:span text:style-name="T27">"d-flex"</text:span><text:span text:style-name="T95">&gt;</text:span></text:p>
      <text:p text:style-name="P92"><text:span text:style-name="T95">&lt;</text:span><text:span text:style-name="T11">input</text:span> <text:span text:style-name="T20">class</text:span>=<text:span text:style-name="T27">"form-control me-sm-2"</text:span> <text:span text:style-name="T20">type</text:span>=<text:span text:style-name="T27">"search"</text:span> <text:span text:style-name="T20">placeholder</text:span>=<text:span text:style-name="T27">"Search"</text:span><text:span text:style-name="T95">&gt;</text:span></text:p>
      <text:p text:style-name="P92"><text:span text:style-name="T95">&lt;</text:span><text:span text:style-name="T11">button</text:span> <text:span text:style-name="T20">class</text:span>=<text:span text:style-name="T27">"btn btn-secondary my-2 my-sm-0"</text:span> <text:span text:style-name="T20">type</text:span>=<text:span text:style-name="T27">"submit"</text:span><text:span text:style-name="T95">&gt;</text:span>Search<text:span text:style-name="T95">&lt;/</text:span><text:span text:style-name="T11">button</text:span><text:span text:style-name="T95">&gt;</text:span></text:p>
      <text:p text:style-name="P92"><text:span text:style-name="T95">&lt;/</text:span><text:span text:style-name="T11">form</text:span><text:span text:style-name="T95">&gt;</text:span></text:p>
      <text:p text:style-name="P92"><text:span text:style-name="T95">&lt;/</text:span><text:span text:style-name="T11">div</text:span><text:span text:style-name="T95">&gt;</text:span></text:p>
      <text:p text:style-name="P92"><text:span text:style-name="T95">&lt;/</text:span><text:span text:style-name="T11">div</text:span><text:span text:style-name="T95">&gt;</text:span></text:p>
      <text:p text:style-name="P92"><text:span text:style-name="T95">&lt;/</text:span><text:span text:style-name="T11">nav</text:span><text:span text:style-name="T95">&gt;</text:span></text:p>
      <text:p text:style-name="P56"/>
      <text:p text:style-name="P56">- <text:span text:style-name="T102">include ce navbar dans le fichier base templates/base,html,twig , en ajoutant ce code ⇒</text:span></text:p>
      <text:p text:style-name="P106">{% <text:span text:style-name="T31">include</text:span> <text:span text:style-name="T27">"shared/_navbar.html.twig"</text:span> %}</text:p>
      <text:p text:style-name="P56"/>
      <text:h text:style-name="P84" text:outline-level="1"/>
      <text:p text:style-name="P85"/>
      <text:p text:style-name="P85"/>
      <text:p text:style-name="P85"/>
      <text:h text:style-name="P5" text:outline-level="1">Doctrine et les bases de données (1 heure 35 minutes)</text:h>
      <text:h text:style-name="P84" text:outline-level="1">Introduction à Doctrine</text:h>
      <text:p text:style-name="P56">📖 Documentation officielle de Doctrine : https://www.doctrine-project.org/projects/doctrine-orm/en/2.7/index.html<text:line-break/>📖 Documentation officielle de Symfony à propos de Doctrine : https://symfony.com/doc/current/doctrine.html </text:p>
      <text:p text:style-name="P56">*)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6">*) les 3 outlis qu'offre doctrine</text:p>
      <text:p text:style-name="P56">1- Entité: represente un enregistrement d'une table (pas un table).</text:p>
      <text:p text:style-name="P56">2- Repository: permet de sélectionner des enregistrement dans les tables.</text:p>
      <text:p text:style-name="P56">3- Entity Manager: Permet de suivre les entités et leurs modifications pour les refleter dans la base de données.</text:p>
      <text:p text:style-name="P56">*) Requêtes complexes avec doctrine?</text:p>
      <text:p text:style-name="P56">avec doctrine on peut utiliser SQL pour les requêtes mais ce qui recommandées pour symfony c'est d'utiliser DQL(nous faisons des requêtes sur nos entités).</text:p>
      <text:p text:style-name="P56"/>
      <text:p text:style-name="P56"><text:soft-page-break/></text:p>
      <text:h text:style-name="P55" text:outline-level="1"/>
      <text:h text:style-name="P84" text:outline-level="1">Doctrine : Installation du Bundle (donc des services 😉)</text:h>
      <text:p text:style-name="P56">- <text:span text:style-name="T103">installer doctrine , en tapant composer require doctrine</text:span></text:p>
      <text:p text:style-name="P56"/>
      <text:h text:style-name="P84" text:outline-level="1">📖 Introduction au système de Migrations</text:h>
      <text:p text:style-name="P56">📖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6"/>
      <text:p text:style-name="P56"/>
      <text:h text:style-name="P84" text:outline-level="1">Création de la base de données</text:h>
      <text:p text:style-name="P60">- ajouter ce code dans le fichier ,env ⇒</text:p>
      <text:p text:style-name="P107"><text:span text:style-name="T11">DATABASE_URL</text:span>=<text:span text:style-name="T27">"mysql://amine:amine@127.0.0.1:3306/symexemple?serverVersion=8&amp;charset=utf8"</text:span></text:p>
      <text:p text:style-name="P60"/>
      <text:p text:style-name="P57">- <text:span text:style-name="T104">créer la base de données ⇒</text:span></text:p>
      <text:p text:style-name="P57">php bin/console doctrine:database:create</text:p>
      <text:p text:style-name="P57"/>
      <text:h text:style-name="P86" text:outline-level="1">Créer une entité Product et la migration qui va avec</text:h>
      <text:p text:style-name="P57">- <text:span text:style-name="T105">ajouter </text:span><text:span text:style-name="T106">Maker bundle , avec ce commande ⇒</text:span></text:p>
      <text:p text:style-name="P57">composer require maker</text:p>
      <text:p text:style-name="P57">- <text:span text:style-name="T107">créer l’entity Product avec comme champ (name, price) ⇒</text:span></text:p>
      <text:p text:style-name="P57">php bin/console make:entity</text:p>
      <text:p text:style-name="P57"/>
      <text:p text:style-name="P57">- <text:span text:style-name="T108">maintenant créer le table </text:span><text:span text:style-name="T109">(le make:migration permet de comparer les entités avec la base de données et créer un script pour syncronisé <text:s/></text:span><text:span text:style-name="T110">&amp;&amp; pour excuter le script de migration il faut taper doctrine:migrations:migrate</text:span><text:span text:style-name="T109">)</text:span><text:span text:style-name="T108"> ⇒</text:span></text:p>
      <text:p text:style-name="P57"><text:s/>php bin/console make:migration</text:p>
      <text:p text:style-name="P57">php bin/console doctrine:migrations:migrate</text:p>
      <text:p text:style-name="P57"/>
      <text:p text:style-name="P57"/>
      <text:p text:style-name="P57"><text:soft-page-break/></text:p>
      <text:h text:style-name="P86" text:outline-level="1">Découverte d'un Repository Doctrine</text:h>
      <text:p text:style-name="P57">- <text:span text:style-name="T111">on peux utiliser</text:span></text:p>
      <text:p text:style-name="P57">// count([])</text:p>
      <text:p text:style-name="P57">// find(id)</text:p>
      <text:p text:style-name="P57">// findBy([],[])</text:p>
      <text:p text:style-name="P57">// findOneBy([],[])</text:p>
      <text:p text:style-name="P57">// findAll()</text:p>
      <text:p text:style-name="P57"/>
      <text:p text:style-name="P57"/>
      <text:h text:style-name="P86" text:outline-level="1">Manipuler des enregistrements avec le Manager de Doctrine</text:h>
      <text:p text:style-name="P57">- <text:span text:style-name="T112">Rq : il y’a l’utilisation design pattern Fluent (Design Pattern qui permet de rappeler un objet immédiatement après un appel de méthode, </text:span><text:span text:style-name="T113">en fait lorsque en utiliser → et → </text:span><text:span text:style-name="T112">)</text:span></text:p>
      <text:p text:style-name="P57">- <text:span text:style-name="T113">pour insérer un produit en utiliser ce code dans le fichier \src\Cotroller\HomeController,php ⇒</text:span></text:p>
      <text:p text:style-name="P108"><text:span text:style-name="T11">public</text:span><text:span text:style-name="T52"> </text:span><text:span text:style-name="T11">function</text:span><text:span text:style-name="T52"> </text:span><text:span text:style-name="T5">homepage</text:span><text:span text:style-name="T52">(</text:span><text:span text:style-name="T32">EntityManagerInterface</text:span><text:span text:style-name="T52"> </text:span><text:span text:style-name="T20">$em</text:span><text:span text:style-name="T52">){</text:span></text:p>
      <text:p text:style-name="P28"/>
      <text:p text:style-name="P92"><text:span text:style-name="T20">$product</text:span><text:span text:style-name="T52"> = </text:span><text:span text:style-name="T11">new</text:span><text:span text:style-name="T52"> </text:span><text:span text:style-name="T32">Product</text:span><text:span text:style-name="T52">;</text:span></text:p>
      <text:p text:style-name="P92"><text:span text:style-name="T20">$product</text:span><text:span text:style-name="T52">-&gt;</text:span><text:span text:style-name="T5">setName</text:span><text:span text:style-name="T52">(</text:span><text:span text:style-name="T27">'Table en métal'</text:span><text:span text:style-name="T52">)</text:span></text:p>
      <text:p text:style-name="P92"><text:span text:style-name="T52">-&gt;</text:span><text:span text:style-name="T5">setPrice</text:span><text:span text:style-name="T52">(</text:span><text:span text:style-name="T38">3000</text:span><text:span text:style-name="T52">)</text:span></text:p>
      <text:p text:style-name="P92"><text:span text:style-name="T52">-&gt;</text:span><text:span text:style-name="T5">setSlug</text:span><text:span text:style-name="T52">(</text:span><text:span text:style-name="T27">'table-en-metal'</text:span><text:span text:style-name="T52">);</text:span></text:p>
      <text:p text:style-name="P92"><text:span text:style-name="T20">$em</text:span><text:span text:style-name="T52">-&gt;</text:span><text:span text:style-name="T5">persist</text:span><text:span text:style-name="T52">(</text:span><text:span text:style-name="T20">$product</text:span><text:span text:style-name="T52">);</text:span></text:p>
      <text:p text:style-name="P92"><text:span text:style-name="T20">$em</text:span><text:span text:style-name="T52">-&gt;</text:span><text:span text:style-name="T5">flush</text:span><text:span text:style-name="T52">();</text:span></text:p>
      <text:p text:style-name="P92"><text:span text:style-name="T31">return</text:span><text:span text:style-name="T52"> </text:span><text:span text:style-name="T11">$this</text:span><text:span text:style-name="T52">-&gt;</text:span><text:span text:style-name="T5">render</text:span><text:span text:style-name="T52">(</text:span><text:span text:style-name="T27">'home.html.twig'</text:span><text:span text:style-name="T52">);</text:span></text:p>
      <text:p text:style-name="P12">}</text:p>
      <text:p text:style-name="P57"/>
      <text:p text:style-name="P58">- <text:span text:style-name="T113">pour </text:span><text:span text:style-name="T114">mettre à jour un produit existe déjà utiliser ce code </text:span><text:span text:style-name="T113">dans le fichier \src\Cotroller\HomeController,php</text:span><text:span text:style-name="T114"> ⇒</text:span></text:p>
      <text:p text:style-name="P108"><text:span text:style-name="T11">public</text:span><text:span text:style-name="T52"> </text:span><text:span text:style-name="T11">function</text:span><text:span text:style-name="T52"> </text:span><text:span text:style-name="T5">homepage</text:span><text:span text:style-name="T52">(</text:span><text:span text:style-name="T32">EntityManagerInterface</text:span><text:span text:style-name="T52"> </text:span><text:span text:style-name="T20">$em</text:span><text:span text:style-name="T52">){</text:span></text:p>
      <text:p text:style-name="P28"/>
      <text:p text:style-name="P92"><text:span text:style-name="T20">$productRepository</text:span><text:span text:style-name="T52"> = </text:span><text:span text:style-name="T20">$em</text:span><text:span text:style-name="T52">-&gt;</text:span><text:span text:style-name="T5">getRepository</text:span><text:span text:style-name="T52">(</text:span><text:span text:style-name="T32">Product</text:span><text:span text:style-name="T52">::</text:span><text:span text:style-name="T11">class</text:span><text:span text:style-name="T52">);</text:span></text:p>
      <text:p text:style-name="P92"><text:span text:style-name="T20">$product</text:span><text:span text:style-name="T52"> = </text:span><text:span text:style-name="T20">$productRepository</text:span><text:span text:style-name="T52">-&gt;</text:span><text:span text:style-name="T5">find</text:span><text:span text:style-name="T52">(</text:span><text:span text:style-name="T38">3</text:span><text:span text:style-name="T52">);</text:span></text:p>
      <text:p text:style-name="P92"><text:span text:style-name="T20">$product</text:span><text:span text:style-name="T52">-&gt;</text:span><text:span text:style-name="T5">setPrice</text:span><text:span text:style-name="T52">(</text:span><text:span text:style-name="T38">2500</text:span><text:span text:style-name="T52">);</text:span></text:p>
      <text:p text:style-name="P92"><text:span text:style-name="T20">$em</text:span><text:span text:style-name="T52">-&gt;</text:span><text:span text:style-name="T5">flush</text:span><text:span text:style-name="T52">();</text:span></text:p>
      <text:p text:style-name="P92"><text:span text:style-name="T31">return</text:span><text:span text:style-name="T52"> </text:span><text:span text:style-name="T11">$this</text:span><text:span text:style-name="T52">-&gt;</text:span><text:span text:style-name="T5">render</text:span><text:span text:style-name="T52">(</text:span><text:span text:style-name="T27">'home.html.twig'</text:span><text:span text:style-name="T52">);</text:span></text:p>
      <text:p text:style-name="P12">}</text:p>
      <text:p text:style-name="P57"/>
      <text:p text:style-name="P59">- <text:span text:style-name="T113">pour </text:span><text:span text:style-name="T115">supprimser un</text:span><text:span text:style-name="T114"> produit <text:s/>utiliser ce code </text:span><text:span text:style-name="T113">dans le fichier \src\Cotroller\HomeController,php</text:span><text:span text:style-name="T114"> ⇒</text:span></text:p>
      <text:p text:style-name="P109"><text:span text:style-name="T11">public</text:span><text:span text:style-name="T52"> </text:span><text:span text:style-name="T11">function</text:span><text:span text:style-name="T52"> </text:span><text:span text:style-name="T5">homepage</text:span><text:span text:style-name="T52">(</text:span><text:span text:style-name="T32">EntityManagerInterface</text:span><text:span text:style-name="T52"> </text:span><text:span text:style-name="T20">$em</text:span><text:span text:style-name="T52">){</text:span></text:p>
      <text:p text:style-name="P28"/>
      <text:p text:style-name="P92"><text:soft-page-break/><text:span text:style-name="T20">$productRepository</text:span><text:span text:style-name="T52"> = </text:span><text:span text:style-name="T20">$em</text:span><text:span text:style-name="T52">-&gt;</text:span><text:span text:style-name="T5">getRepository</text:span><text:span text:style-name="T52">(</text:span><text:span text:style-name="T32">Product</text:span><text:span text:style-name="T52">::</text:span><text:span text:style-name="T11">class</text:span><text:span text:style-name="T52">);</text:span></text:p>
      <text:p text:style-name="P92"><text:span text:style-name="T20">$product</text:span><text:span text:style-name="T52"> = </text:span><text:span text:style-name="T20">$productRepository</text:span><text:span text:style-name="T52">-&gt;</text:span><text:span text:style-name="T5">find</text:span><text:span text:style-name="T52">(</text:span><text:span text:style-name="T38">3</text:span><text:span text:style-name="T52">);</text:span></text:p>
      <text:p text:style-name="P92"><text:span text:style-name="T20">$em</text:span><text:span text:style-name="T52">-&gt;</text:span><text:span text:style-name="T5">remove</text:span><text:span text:style-name="T52">(</text:span><text:span text:style-name="T20">$product</text:span><text:span text:style-name="T52">);</text:span></text:p>
      <text:p text:style-name="P92"><text:span text:style-name="T20">$em</text:span><text:span text:style-name="T52">-&gt;</text:span><text:span text:style-name="T5">flush</text:span><text:span text:style-name="T52">();</text:span></text:p>
      <text:p text:style-name="P92"><text:span text:style-name="T31">return</text:span><text:span text:style-name="T52"> </text:span><text:span text:style-name="T11">$this</text:span><text:span text:style-name="T52">-&gt;</text:span><text:span text:style-name="T5">render</text:span><text:span text:style-name="T52">(</text:span><text:span text:style-name="T27">'home.html.twig'</text:span><text:span text:style-name="T52">);</text:span></text:p>
      <text:p text:style-name="P12">}</text:p>
      <text:p text:style-name="P109"/>
      <text:p text:style-name="P109"/>
      <text:p text:style-name="P109"/>
      <text:h text:style-name="P66" text:outline-level="1">Correction #01 : Créez une entité Category</text:h>
      <text:p text:style-name="P122">- <text:span text:style-name="T116">taper ⇒</text:span></text:p>
      <text:p text:style-name="P123">php bin/console make:entity Category</text:p>
      <text:p text:style-name="P123">php bin/console make:migration</text:p>
      <text:p text:style-name="P123">php bin/console doctrine:migrations:migrate</text:p>
      <text:h text:style-name="P67" text:outline-level="1">Travailler et naviguer dans les migrations</text:h>
      <text:p text:style-name="P123">- <text:span text:style-name="T117">pour voir la liste des options quand on peut les faire avec migrate, on peut taper ce commande ⇒</text:span></text:p>
      <text:p text:style-name="P123"><text:s/>php bin/console doctrine:migrations:migrate –help</text:p>
      <text:p text:style-name="P123">- <text:span text:style-name="T118">pour revenir à la migration d’avant , tapez ⇒</text:span></text:p>
      <text:p text:style-name="P123">php bin/console doctrine:migrations:migrate prev</text:p>
      <text:p text:style-name="P123"/>
      <text:p text:style-name="P123"/>
      <text:h text:style-name="P67" text:outline-level="1">Créer des jeux de fausses données avec les Fixtures</text:h>
      <text:p text:style-name="P61">📖 Documentation officielle du Doctrine Fixtures Bundle : https://symfony.com/doc/current/bundles/DoctrineFixturesBundle/index.html</text:p>
      <text:p text:style-name="P61">- <text:span text:style-name="T119">Doctrine fixture Bundle</text:span></text:p>
      <text:p text:style-name="P61">composer require orm-fixtures</text:p>
      <text:p text:style-name="P131">- <text:span text:style-name="T120">Maintenant on a le fichier src/DataFixtures/AppFixtures.php , modifier le contenu de ce fichier ⇒</text:span></text:p>
      <text:p text:style-name="P127">&lt;?php</text:p>
      <text:p text:style-name="P28"/>
      <text:p text:style-name="P92"><text:span text:style-name="T11">namespace</text:span><text:span text:style-name="T52"> </text:span><text:span text:style-name="T32">App\DataFixtures</text:span><text:span text:style-name="T52">;</text:span></text:p>
      <text:p text:style-name="P28"/>
      <text:p text:style-name="P92"><text:span text:style-name="T11">use</text:span><text:span text:style-name="T52"> App\Entity\</text:span><text:span text:style-name="T32">Product</text:span><text:span text:style-name="T52">;</text:span></text:p>
      <text:p text:style-name="P92"><text:span text:style-name="T11">use</text:span><text:span text:style-name="T52"> Doctrine\Persistence\</text:span><text:span text:style-name="T32">ObjectManager</text:span><text:span text:style-name="T52">;</text:span></text:p>
      <text:p text:style-name="P92"><text:span text:style-name="T11">use</text:span><text:span text:style-name="T52"> Doctrine\Bundle\FixturesBundle\</text:span><text:span text:style-name="T32">Fixture</text:span><text:span text:style-name="T52">;</text:span></text:p>
      <text:p text:style-name="P28"/>
      <text:p text:style-name="P92"><text:span text:style-name="T11">class</text:span><text:span text:style-name="T52"> </text:span><text:span text:style-name="T32">AppFixtures</text:span><text:span text:style-name="T52"> </text:span><text:span text:style-name="T11">extends</text:span><text:span text:style-name="T52"> </text:span><text:span text:style-name="T32">Fixture</text:span></text:p>
      <text:p text:style-name="P12">{</text:p>
      <text:p text:style-name="P92"><text:span text:style-name="T11">public</text:span><text:span text:style-name="T52"> </text:span><text:span text:style-name="T11">function</text:span><text:span text:style-name="T52"> </text:span><text:span text:style-name="T5">load</text:span><text:span text:style-name="T52">(</text:span><text:span text:style-name="T32">ObjectManager</text:span><text:span text:style-name="T52"> </text:span><text:span text:style-name="T20">$manager</text:span><text:span text:style-name="T52">): </text:span><text:span text:style-name="T11">void</text:span></text:p>
      <text:p text:style-name="P12"><text:soft-page-break/>{</text:p>
      <text:p text:style-name="P92"><text:span text:style-name="T31">for</text:span><text:span text:style-name="T52">(</text:span><text:span text:style-name="T20">$p</text:span><text:span text:style-name="T52"> = </text:span><text:span text:style-name="T38">0</text:span><text:span text:style-name="T52">; </text:span><text:span text:style-name="T20">$p</text:span><text:span text:style-name="T52"> &lt; </text:span><text:span text:style-name="T38">100</text:span><text:span text:style-name="T52">; </text:span><text:span text:style-name="T20">$p</text:span><text:span text:style-name="T52">++){</text:span></text:p>
      <text:p text:style-name="P92"><text:span text:style-name="T20">$product</text:span><text:span text:style-name="T52"> = </text:span><text:span text:style-name="T11">new</text:span><text:span text:style-name="T52"> </text:span><text:span text:style-name="T32">Product</text:span><text:span text:style-name="T52">;</text:span></text:p>
      <text:p text:style-name="P92"><text:span text:style-name="T20">$product</text:span><text:span text:style-name="T52">-&gt;</text:span><text:span text:style-name="T5">setName</text:span><text:span text:style-name="T52">(</text:span><text:span text:style-name="T27">"Produit n°</text:span><text:span text:style-name="T20">$p</text:span><text:span text:style-name="T27">"</text:span><text:span text:style-name="T52">)</text:span></text:p>
      <text:p text:style-name="P92"><text:span text:style-name="T52">-&gt;</text:span><text:span text:style-name="T5">setPrice</text:span><text:span text:style-name="T52">(</text:span><text:span text:style-name="T5">mt_rand</text:span><text:span text:style-name="T52">(</text:span><text:span text:style-name="T38">100</text:span><text:span text:style-name="T52">,</text:span><text:span text:style-name="T38">200</text:span><text:span text:style-name="T52">))</text:span></text:p>
      <text:p text:style-name="P92"><text:span text:style-name="T52">-&gt;</text:span><text:span text:style-name="T5">setSlug</text:span><text:span text:style-name="T52">(</text:span><text:span text:style-name="T27">"product-n-</text:span><text:span text:style-name="T20">$p</text:span><text:span text:style-name="T27">"</text:span><text:span text:style-name="T52">);</text:span></text:p>
      <text:p text:style-name="P92"><text:span text:style-name="T20">$manager</text:span><text:span text:style-name="T52">-&gt;</text:span><text:span text:style-name="T5">persist</text:span><text:span text:style-name="T52">(</text:span><text:span text:style-name="T20">$product</text:span><text:span text:style-name="T52">); </text:span></text:p>
      <text:p text:style-name="P12">}</text:p>
      <text:p text:style-name="P28"/>
      <text:p text:style-name="P92"><text:span text:style-name="T20">$manager</text:span><text:span text:style-name="T52">-&gt;</text:span><text:span text:style-name="T5">flush</text:span><text:span text:style-name="T52">();</text:span></text:p>
      <text:p text:style-name="P12">}</text:p>
      <text:p text:style-name="P12">}</text:p>
      <text:p text:style-name="P92"/>
      <text:p text:style-name="P131"/>
      <text:p text:style-name="P131"/>
      <text:h text:style-name="P124" text:outline-level="1">Utiliser Faker pour plus de réalisme dans nos données</text:h>
      <text:p text:style-name="P131"><text:span text:style-name="Strong_20_Emphasis"><text:span text:style-name="T122">- </text:span></text:span><text:span text:style-name="Strong_20_Emphasis"><text:span text:style-name="T123">ajouter la librairis faker ⇒</text:span></text:span></text:p>
      <text:p text:style-name="P131"><text:span text:style-name="Strong_20_Emphasis"><text:span text:style-name="T122">composer require --dev fakerphp/faker </text:span></text:span></text:p>
      <text:p text:style-name="P132"><text:span text:style-name="Strong_20_Emphasis"><text:span text:style-name="T122">- </text:span></text:span><text:span text:style-name="Strong_20_Emphasis"><text:span text:style-name="T123">ajouter ce code dans le fichier </text:span></text:span><text:span text:style-name="Strong_20_Emphasis"><text:span text:style-name="T124"><text:s/>src/DataFixtures/AppFixtures.php </text:span></text:span><text:span text:style-name="Strong_20_Emphasis"><text:span text:style-name="T123">⇒</text:span></text:span></text:p>
      <text:p text:style-name="P125"><text:span text:style-name="Strong_20_Emphasis"><text:span text:style-name="T16">public</text:span></text:span><text:span text:style-name="Strong_20_Emphasis"><text:span text:style-name="T57"> </text:span></text:span><text:span text:style-name="Strong_20_Emphasis"><text:span text:style-name="T16">function</text:span></text:span><text:span text:style-name="Strong_20_Emphasis"><text:span text:style-name="T57"> </text:span></text:span><text:span text:style-name="Strong_20_Emphasis"><text:span text:style-name="T9">load</text:span></text:span><text:span text:style-name="Strong_20_Emphasis"><text:span text:style-name="T57">(</text:span></text:span><text:span text:style-name="Strong_20_Emphasis"><text:span text:style-name="T36">ObjectManager</text:span></text:span><text:span text:style-name="Strong_20_Emphasis"><text:span text:style-name="T57"> </text:span></text:span><text:span text:style-name="Strong_20_Emphasis"><text:span text:style-name="T25">$manager</text:span></text:span><text:span text:style-name="Strong_20_Emphasis"><text:span text:style-name="T57">): </text:span></text:span><text:span text:style-name="Strong_20_Emphasis"><text:span text:style-name="T16">void</text:span></text:span></text:p>
      <text:p text:style-name="P12">{</text:p>
      <text:p text:style-name="P92"><text:span text:style-name="T20">$faker</text:span><text:span text:style-name="T52"> = </text:span><text:span text:style-name="T32">Factory</text:span><text:span text:style-name="T52">::</text:span><text:span text:style-name="T5">create</text:span><text:span text:style-name="T52">(</text:span><text:span text:style-name="T27">'fr_FR'</text:span><text:span text:style-name="T52">);</text:span></text:p>
      <text:p text:style-name="P92"><text:span text:style-name="T31">for</text:span><text:span text:style-name="T52">(</text:span><text:span text:style-name="T20">$p</text:span><text:span text:style-name="T52"> = </text:span><text:span text:style-name="T38">0</text:span><text:span text:style-name="T52">; </text:span><text:span text:style-name="T20">$p</text:span><text:span text:style-name="T52"> &lt; </text:span><text:span text:style-name="T38">100</text:span><text:span text:style-name="T52">; </text:span><text:span text:style-name="T20">$p</text:span><text:span text:style-name="T52">++){</text:span></text:p>
      <text:p text:style-name="P92"><text:span text:style-name="T20">$product</text:span><text:span text:style-name="T52"> = </text:span><text:span text:style-name="T11">new</text:span><text:span text:style-name="T52"> </text:span><text:span text:style-name="T32">Product</text:span><text:span text:style-name="T52">;</text:span></text:p>
      <text:p text:style-name="P92"><text:span text:style-name="T20">$product</text:span><text:span text:style-name="T52">-&gt;</text:span><text:span text:style-name="T5">setName</text:span><text:span text:style-name="T52">(</text:span><text:span text:style-name="T20">$faker</text:span><text:span text:style-name="T52">-&gt;</text:span><text:span text:style-name="T5">sentence</text:span><text:span text:style-name="T52">())</text:span></text:p>
      <text:p text:style-name="P92"><text:span text:style-name="T52">-&gt;</text:span><text:span text:style-name="T5">setPrice</text:span><text:span text:style-name="T52">(</text:span><text:span text:style-name="T5">mt_rand</text:span><text:span text:style-name="T52">(</text:span><text:span text:style-name="T38">100</text:span><text:span text:style-name="T52">,</text:span><text:span text:style-name="T38">200</text:span><text:span text:style-name="T52">))</text:span></text:p>
      <text:p text:style-name="P92"><text:span text:style-name="T52">-&gt;</text:span><text:span text:style-name="T5">setSlug</text:span><text:span text:style-name="T52">(</text:span><text:span text:style-name="T20">$faker</text:span><text:span text:style-name="T52">-&gt;</text:span><text:span text:style-name="T5">slug</text:span><text:span text:style-name="T52">());</text:span></text:p>
      <text:p text:style-name="P92"><text:span text:style-name="T20">$manager</text:span><text:span text:style-name="T52">-&gt;</text:span><text:span text:style-name="T5">persist</text:span><text:span text:style-name="T52">(</text:span><text:span text:style-name="T20">$product</text:span><text:span text:style-name="T52">); </text:span></text:p>
      <text:p text:style-name="P12">}</text:p>
      <text:p text:style-name="P28"/>
      <text:p text:style-name="P92"><text:span text:style-name="T20">$manager</text:span><text:span text:style-name="T52">-&gt;</text:span><text:span text:style-name="T5">flush</text:span><text:span text:style-name="T52">();</text:span></text:p>
      <text:p text:style-name="P12">}</text:p>
      <text:p text:style-name="P132"><text:span text:style-name="Strong_20_Emphasis"><text:span text:style-name="T123"/></text:span></text:p>
      <text:p text:style-name="P132"><text:span text:style-name="Strong_20_Emphasis"><text:span text:style-name="T123">- </text:span></text:span><text:span text:style-name="Strong_20_Emphasis"><text:span text:style-name="T125">taper sur le temrinal ⇒</text:span></text:span></text:p>
      <text:p text:style-name="P132"><text:span text:style-name="Strong_20_Emphasis"><text:span text:style-name="T125">php bin/console doctrine:fixtures:load</text:span></text:span></text:p>
      <text:p text:style-name="P132"><text:span text:style-name="Strong_20_Emphasis"><text:span text:style-name="T1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3T04:29:08.627539076</dc:date>
    <meta:editing-duration>PT18H59M4S</meta:editing-duration>
    <meta:editing-cycles>202</meta:editing-cycles>
    <meta:generator>LibreOffice/7.3.7.2$Linux_X86_64 LibreOffice_project/30$Build-2</meta:generator>
    <meta:document-statistic meta:table-count="0" meta:image-count="0" meta:object-count="0" meta:page-count="21" meta:paragraph-count="638" meta:word-count="2724" meta:character-count="21125" meta:non-whitespace-character-count="19019"/>
  </office:meta>
</office:document-meta>
</file>